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" style:parent-style-name="Normal" style:family="paragraph">
      <style:paragraph-properties style:text-autospace="none" fo:margin-bottom="0in" fo:line-height="100%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0" style:parent-style-name="Normal" style:family="paragraph">
      <style:paragraph-properties style:text-autospace="none" fo:margin-bottom="0in" fo:line-height="100%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9" style:parent-style-name="Normal" style:family="paragraph">
      <style:paragraph-properties style:text-autospace="none" fo:margin-bottom="0in" fo:line-height="100%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0" style:parent-style-name="Normal" style:family="paragraph">
      <style:paragraph-properties style:text-autospace="none" fo:margin-bottom="0in" fo:line-height="100%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4" style:parent-style-name="Normal" style:family="paragraph">
      <style:paragraph-properties style:text-autospace="none" fo:margin-bottom="0in" fo:line-height="100%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0" style:parent-style-name="Normal" style:family="paragraph">
      <style:paragraph-properties style:text-autospace="none" fo:margin-bottom="0in" fo:line-height="100%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4" style:parent-style-name="Normal" style:family="paragraph">
      <style:paragraph-properties style:text-autospace="none" fo:margin-bottom="0in" fo:line-height="100%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1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5" style:parent-style-name="Normal" style:family="paragraph">
      <style:paragraph-properties style:text-autospace="none" fo:margin-bottom="0in" fo:line-height="100%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39" style:parent-style-name="Normal" style:family="paragraph">
      <style:paragraph-properties style:text-autospace="none" fo:margin-bottom="0in" fo:line-height="100%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4" style:parent-style-name="Normal" style:family="paragraph">
      <style:paragraph-properties style:text-autospace="none" fo:margin-bottom="0in" fo:line-height="100%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1" style:parent-style-name="Normal" style:family="paragraph">
      <style:paragraph-properties style:text-autospace="none" fo:margin-bottom="0in" fo:line-height="100%"/>
    </style:style>
    <style:style style:name="T1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7" style:parent-style-name="Normal" style:family="paragraph">
      <style:paragraph-properties style:text-autospace="none" fo:margin-bottom="0in" fo:line-height="100%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0" style:parent-style-name="Normal" style:family="paragraph">
      <style:paragraph-properties style:text-autospace="none" fo:margin-bottom="0in" fo:line-height="100%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1" style:parent-style-name="Normal" style:family="paragraph">
      <style:paragraph-properties style:text-autospace="none" fo:margin-bottom="0in" fo:line-height="100%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9" style:parent-style-name="Normal" style:family="paragraph">
      <style:paragraph-properties style:text-autospace="none" fo:margin-bottom="0in" fo:line-height="100%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4" style:parent-style-name="Normal" style:family="paragraph">
      <style:paragraph-properties style:text-autospace="none" fo:margin-bottom="0in" fo:line-height="100%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1" style:parent-style-name="Normal" style:family="paragraph">
      <style:paragraph-properties style:text-autospace="none" fo:margin-bottom="0in" fo:line-height="100%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</style:style>
    <style:style style:name="T2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6" style:parent-style-name="Normal" style:family="paragraph">
      <style:paragraph-properties style:text-autospace="none" fo:margin-bottom="0in" fo:line-height="100%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2" style:parent-style-name="Normal" style:family="paragraph">
      <style:paragraph-properties style:text-autospace="none" fo:margin-bottom="0in" fo:line-height="100%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1" style:parent-style-name="Normal" style:family="paragraph">
      <style:paragraph-properties style:text-autospace="none" fo:margin-bottom="0in" fo:line-height="100%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9" style:parent-style-name="Normal" style:family="paragraph">
      <style:paragraph-properties style:text-autospace="none" fo:margin-bottom="0in" fo:line-height="100%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5" style:parent-style-name="Normal" style:family="paragraph">
      <style:paragraph-properties style:text-autospace="none" fo:margin-bottom="0in" fo:line-height="100%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4" style:parent-style-name="Normal" style:family="paragraph">
      <style:paragraph-properties style:text-autospace="none" fo:margin-bottom="0in" fo:line-height="100%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0" style:parent-style-name="Normal" style:family="paragraph">
      <style:paragraph-properties style:text-autospace="none" fo:margin-bottom="0in" fo:line-height="100%"/>
    </style:style>
    <style:style style:name="T2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9" style:parent-style-name="Normal" style:family="paragraph">
      <style:paragraph-properties style:text-autospace="none" fo:margin-bottom="0in" fo:line-height="100%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5" style:parent-style-name="Normal" style:family="paragraph">
      <style:paragraph-properties style:text-autospace="none" fo:margin-bottom="0in" fo:line-height="100%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1" style:parent-style-name="Normal" style:family="paragraph">
      <style:paragraph-properties style:text-autospace="none" fo:margin-bottom="0in" fo:line-height="100%"/>
    </style:style>
    <style:style style:name="T2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86" style:parent-style-name="Normal" style:family="paragraph">
      <style:paragraph-properties style:text-autospace="none" fo:margin-bottom="0in" fo:line-height="100%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6" style:parent-style-name="Normal" style:family="paragraph">
      <style:paragraph-properties style:text-autospace="none" fo:margin-bottom="0in" fo:line-height="100%"/>
    </style:style>
    <style:style style:name="T2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4" style:parent-style-name="Normal" style:family="paragraph">
      <style:paragraph-properties style:text-autospace="none" fo:margin-bottom="0in" fo:line-height="100%"/>
    </style:style>
    <style:style style:name="T3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2" style:parent-style-name="Normal" style:family="paragraph">
      <style:paragraph-properties style:text-autospace="none" fo:margin-bottom="0in" fo:line-height="100%"/>
    </style:style>
    <style:style style:name="T3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8" style:parent-style-name="Normal" style:family="paragraph">
      <style:paragraph-properties style:text-autospace="none" fo:margin-bottom="0in" fo:line-height="100%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4" style:parent-style-name="Normal" style:family="paragraph">
      <style:paragraph-properties style:text-autospace="none" fo:margin-bottom="0in" fo:line-height="100%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1" style:parent-style-name="Normal" style:family="paragraph">
      <style:paragraph-properties style:text-autospace="none" fo:margin-bottom="0in" fo:line-height="100%"/>
    </style:style>
    <style:style style:name="T3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6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337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338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0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1" style:parent-style-name="Normal" style:family="paragraph">
      <style:paragraph-properties fo:margin-bottom="0in"/>
      <style:text-properties fo:hyphenate="true"/>
    </style:style>
    <style:style style:name="T3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3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5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6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7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4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4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3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05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7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1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8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1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933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9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background-color="#FFFFFF" fo:hyphenate="true"/>
    </style:style>
    <style:style style:name="P9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8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0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1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2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2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2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8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3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3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10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11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1413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41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4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4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4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8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5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5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5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6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6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7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2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3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1835" style:parent-style-name="Normal" style:family="paragraph">
      <style:paragraph-properties fo:margin-bottom="0in"/>
      <style:text-properties fo:hyphenate="true"/>
    </style:style>
    <style:style style:name="T18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3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8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8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8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8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8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8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5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9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95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</office:automatic-styles>
  <office:body>
    <office:text text:use-soft-page-breaks="true">
      <text:p text:style-name="P1">Structural Patterns</text:p>
      <text:p text:style-name="P3">Structural patterns are concerned with how classes and objects are composed to form larger structures.</text:p>
      <text:p text:style-name="P4"/>
      <text:p text:style-name="P5"/>
      <text:p text:style-name="P6">Decorator Pattern</text:p>
      <text:p text:style-name="P7"><text:span text:style-name="T8">Decorator pattern attaches additional behavior without inheritance.</text:span><text:span text:style-name="T9"><text:line-break/></text:span></text:p>
      <text:p text:style-name="P10"><text:span text:style-name="T11">namespace</text:span><text:span text:style-name="T12"><text:s/>DecoratorPattern</text:span></text:p>
      <text:p text:style-name="P13"><text:span text:style-name="T14">{</text:span></text:p>
      <text:p text:style-name="P15"/>
      <text:p text:style-name="P16"><text:span text:style-name="T17"><text:s text:c="4"/></text:span><text:span text:style-name="T18">interface</text:span><text:span text:style-name="T19"><text:s/></text:span><text:span text:style-name="T20">IEmail</text:span></text:p>
      <text:p text:style-name="P21"><text:s text:c="4"/>{</text:p>
      <text:p text:style-name="P22"><text:span text:style-name="T23"><text:s text:c="8"/></text:span><text:span text:style-name="T24">string</text:span><text:span text:style-name="T25"><text:s/>Write(</text:span><text:span text:style-name="T26">string</text:span><text:span text:style-name="T27"><text:s/>message);</text:span></text:p>
      <text:p text:style-name="Normal"><text:span text:style-name="T28"><text:s text:c="4"/>}</text:span></text:p>
      <text:p text:style-name="P29"><text:span text:style-name="T30"><text:s text:c="4"/></text:span><text:span text:style-name="T31">class</text:span><text:span text:style-name="T32"><text:s/></text:span><text:span text:style-name="T33">Email</text:span><text:span text:style-name="T34"><text:s/>:<text:s/></text:span><text:span text:style-name="T35">IEmail</text:span></text:p>
      <text:p text:style-name="P36"><text:s text:c="4"/>{</text:p>
      <text:p text:style-name="P37"><text:span text:style-name="T38"><text:s text:c="8"/></text:span><text:span text:style-name="T39">public</text:span><text:span text:style-name="T40"><text:s/></text:span><text:span text:style-name="T41">string</text:span><text:span text:style-name="T42"><text:s/>Write(</text:span><text:span text:style-name="T43">string</text:span><text:span text:style-name="T44"><text:s/>message)</text:span></text:p>
      <text:p text:style-name="P45"><text:s text:c="8"/>{</text:p>
      <text:p text:style-name="P46"><text:span text:style-name="T47"><text:s text:c="12"/></text:span><text:span text:style-name="T48">return</text:span><text:span text:style-name="T49"><text:s/>message;</text:span></text:p>
      <text:p text:style-name="P50"><text:s text:c="8"/>}</text:p>
      <text:p text:style-name="Normal"><text:span text:style-name="T51"><text:s text:c="4"/>}</text:span></text:p>
      <text:p text:style-name="P52"><text:span text:style-name="T53"><text:s text:c="4"/></text:span><text:span text:style-name="T54">class</text:span><text:span text:style-name="T55"><text:s/></text:span><text:span text:style-name="T56">EmailWithAddressing</text:span><text:span text:style-name="T57"><text:s/>:<text:s/></text:span><text:span text:style-name="T58">IEmail</text:span></text:p>
      <text:p text:style-name="P59"><text:s text:c="4"/>{</text:p>
      <text:p text:style-name="P60"><text:span text:style-name="T61"><text:s text:c="8"/></text:span><text:span text:style-name="T62">IEmail</text:span><text:span text:style-name="T63"><text:s/>email;</text:span></text:p>
      <text:p text:style-name="P64"><text:span text:style-name="T65"><text:s text:c="8"/></text:span><text:span text:style-name="T66">string</text:span><text:span text:style-name="T67"><text:s/>recipient;</text:span></text:p>
      <text:p text:style-name="P68"/>
      <text:p text:style-name="P69"><text:span text:style-name="T70"><text:s text:c="8"/></text:span><text:span text:style-name="T71">public</text:span><text:span text:style-name="T72"><text:s/>EmailWithAddressing(</text:span><text:span text:style-name="T73">IEmail</text:span><text:span text:style-name="T74"><text:s/>email,<text:s/></text:span><text:span text:style-name="T75">string</text:span><text:span text:style-name="T76"><text:s/>recipient =<text:s/></text:span><text:span text:style-name="T77">null</text:span><text:span text:style-name="T78">)</text:span></text:p>
      <text:p text:style-name="P79"><text:s text:c="8"/>{</text:p>
      <text:p text:style-name="P80"><text:span text:style-name="T81"><text:s text:c="12"/></text:span><text:span text:style-name="T82">this</text:span><text:span text:style-name="T83">.email = email;</text:span></text:p>
      <text:p text:style-name="P84"><text:span text:style-name="T85"><text:s text:c="12"/></text:span><text:span text:style-name="T86">this</text:span><text:span text:style-name="T87">.recipient = recipient;</text:span></text:p>
      <text:p text:style-name="P88"><text:s text:c="8"/>}</text:p>
      <text:p text:style-name="P89"/>
      <text:p text:style-name="P90"><text:span text:style-name="T91"><text:s text:c="8"/></text:span><text:span text:style-name="T92">public</text:span><text:span text:style-name="T93"><text:s/></text:span><text:span text:style-name="T94">string</text:span><text:span text:style-name="T95"><text:s/>Write(</text:span><text:span text:style-name="T96">string</text:span><text:span text:style-name="T97"><text:s/>message)</text:span></text:p>
      <text:p text:style-name="P98"><text:s text:c="8"/>{</text:p>
      <text:p text:style-name="P99"><text:span text:style-name="T100"><text:s text:c="12"/></text:span><text:span text:style-name="T101">string</text:span><text:span text:style-name="T102"><text:s/>resultMessage = email.Write(message);</text:span></text:p>
      <text:p text:style-name="P103"><text:span text:style-name="T104"><text:s text:c="12"/></text:span><text:span text:style-name="T105">if</text:span><text:span text:style-name="T106"><text:s/>(</text:span><text:span text:style-name="T107">String</text:span><text:span text:style-name="T108">.IsNullOrEmpty(recipient))</text:span></text:p>
      <text:p text:style-name="P109"><text:s text:c="12"/>{</text:p>
      <text:p text:style-name="P110"><text:span text:style-name="T111"><text:s text:c="16"/>resultMessage =<text:s/></text:span><text:span text:style-name="T112">"Dear Sir or Madam,\n"</text:span><text:span text:style-name="T113"><text:s/>+ resultMessage;</text:span></text:p>
      <text:p text:style-name="P114"><text:span text:style-name="T115"><text:s text:c="12"/>}<text:s/></text:span><text:span text:style-name="T116">else</text:span></text:p>
      <text:p text:style-name="P117"><text:s text:c="12"/>{</text:p>
      <text:p text:style-name="P118"><text:span text:style-name="T119"><text:s text:c="16"/>resultMessage =<text:s/></text:span><text:span text:style-name="T120">String</text:span><text:span text:style-name="T121">.Format(</text:span><text:span text:style-name="T122">"Dear {0},\n"</text:span><text:span text:style-name="T123">, recipient) + resultMessage;</text:span></text:p>
      <text:p text:style-name="P124"><text:s text:c="12"/>}</text:p>
      <text:p text:style-name="P125"><text:span text:style-name="T126"><text:s text:c="12"/></text:span><text:span text:style-name="T127">return</text:span><text:span text:style-name="T128"><text:s/>resultMessage;</text:span></text:p>
      <text:p text:style-name="P129"><text:s text:c="8"/>}</text:p>
      <text:p text:style-name="Normal"><text:span text:style-name="T130"><text:s text:c="4"/>}</text:span></text:p>
      <text:p text:style-name="P131"><text:span text:style-name="T132"><text:s text:c="4"/></text:span><text:span text:style-name="T133">class</text:span><text:span text:style-name="T134"><text:s/></text:span><text:span text:style-name="T135">EmailWithSigning</text:span><text:span text:style-name="T136"><text:s/>:<text:s/></text:span><text:span text:style-name="T137">IEmail</text:span></text:p>
      <text:p text:style-name="P138"><text:s text:c="4"/>{</text:p>
      <text:p text:style-name="P139"><text:span text:style-name="T140"><text:s text:c="8"/></text:span><text:span text:style-name="T141">IEmail</text:span><text:span text:style-name="T142"><text:s/>email;</text:span></text:p>
      <text:p text:style-name="P143"/>
      <text:p text:style-name="P144"><text:span text:style-name="T145"><text:s text:c="8"/></text:span><text:span text:style-name="T146">public</text:span><text:span text:style-name="T147"><text:s/>EmailWithSigning(</text:span><text:span text:style-name="T148">IEmail</text:span><text:span text:style-name="T149"><text:s/>email)</text:span></text:p>
      <text:p text:style-name="P150"><text:s text:c="8"/>{</text:p>
      <text:p text:style-name="P151"><text:span text:style-name="T152"><text:s text:c="12"/></text:span><text:span text:style-name="T153">this</text:span><text:span text:style-name="T154">.email = email;</text:span></text:p>
      <text:p text:style-name="P155"><text:s text:c="8"/>}</text:p>
      <text:p text:style-name="P156"/>
      <text:p text:style-name="P157"><text:span text:style-name="T158"><text:s text:c="8"/></text:span><text:span text:style-name="T159">public</text:span><text:span text:style-name="T160"><text:s/></text:span><text:span text:style-name="T161">string</text:span><text:span text:style-name="T162"><text:s/>Write(</text:span><text:span text:style-name="T163">string</text:span><text:span text:style-name="T164"><text:s/>message)</text:span></text:p>
      <text:p text:style-name="P165"><text:s text:c="8"/>{</text:p>
      <text:p text:style-name="P166"><text:span text:style-name="T167"><text:s text:c="12"/></text:span><text:span text:style-name="T168">string</text:span><text:span text:style-name="T169"><text:s/>resultMessage = email.Write(message);</text:span></text:p>
      <text:p text:style-name="P170"><text:span text:style-name="T171"><text:s text:c="12"/>resultMessage +=<text:s/></text:span><text:span text:style-name="T172">"\nYours sincerely"</text:span><text:span text:style-name="T173">;</text:span></text:p>
      <text:soft-page-break/>
      <text:p text:style-name="P174"><text:span text:style-name="T175"><text:s text:c="12"/></text:span><text:span text:style-name="T176">return</text:span><text:span text:style-name="T177"><text:s/>resultMessage;</text:span></text:p>
      <text:p text:style-name="P178"><text:s text:c="8"/>}</text:p>
      <text:p text:style-name="Normal"><text:span text:style-name="T179"><text:s text:c="4"/>}</text:span></text:p>
      <text:p text:style-name="P180"/>
      <text:p text:style-name="P181"><text:span text:style-name="T182"><text:s text:c="4"/></text:span><text:span text:style-name="T183">class</text:span><text:span text:style-name="T184"><text:s/></text:span><text:span text:style-name="T185">EmailWithAttachment</text:span><text:span text:style-name="T186"><text:s/>:<text:s/></text:span><text:span text:style-name="T187">IEmail</text:span></text:p>
      <text:p text:style-name="P188"><text:s text:c="4"/>{</text:p>
      <text:p text:style-name="P189"><text:span text:style-name="T190"><text:s text:c="8"/></text:span><text:span text:style-name="T191">IEmail</text:span><text:span text:style-name="T192"><text:s/>email;</text:span></text:p>
      <text:p text:style-name="P193"/>
      <text:p text:style-name="P194"><text:span text:style-name="T195"><text:s text:c="8"/></text:span><text:span text:style-name="T196">public</text:span><text:span text:style-name="T197"><text:s/>EmailWithAttachment(</text:span><text:span text:style-name="T198">IEmail</text:span><text:span text:style-name="T199"><text:s/>email)</text:span></text:p>
      <text:p text:style-name="P200"><text:s text:c="8"/>{</text:p>
      <text:p text:style-name="P201"><text:span text:style-name="T202"><text:s text:c="12"/></text:span><text:span text:style-name="T203">this</text:span><text:span text:style-name="T204">.email = email;</text:span></text:p>
      <text:p text:style-name="P205"><text:s text:c="8"/>}</text:p>
      <text:p text:style-name="P206"/>
      <text:p text:style-name="P207"><text:span text:style-name="T208"><text:s text:c="8"/></text:span><text:span text:style-name="T209">public</text:span><text:span text:style-name="T210"><text:s/></text:span><text:span text:style-name="T211">string</text:span><text:span text:style-name="T212"><text:s/>Write(</text:span><text:span text:style-name="T213">string</text:span><text:span text:style-name="T214"><text:s/>message)</text:span></text:p>
      <text:p text:style-name="P215"><text:s text:c="8"/>{</text:p>
      <text:p text:style-name="P216"><text:span text:style-name="T217"><text:s text:c="12"/></text:span><text:span text:style-name="T218">return</text:span><text:span text:style-name="T219"><text:s/>email.Write(message);</text:span></text:p>
      <text:p text:style-name="P220"><text:s text:c="8"/>}</text:p>
      <text:p text:style-name="P221"/>
      <text:p text:style-name="P222"><text:span text:style-name="T223"><text:s text:c="8"/></text:span><text:span text:style-name="T224">public</text:span><text:span text:style-name="T225"><text:s/></text:span><text:span text:style-name="T226">string</text:span><text:span text:style-name="T227"><text:s/>AddAttachment(</text:span><text:span text:style-name="T228">string</text:span><text:span text:style-name="T229"><text:s/>attachment)</text:span></text:p>
      <text:p text:style-name="P230"><text:s text:c="8"/>{</text:p>
      <text:p text:style-name="P231"><text:span text:style-name="T232"><text:s text:c="12"/></text:span><text:span text:style-name="T233">return</text:span><text:span text:style-name="T234"><text:s/></text:span><text:span text:style-name="T235">"Added attachment: "</text:span><text:span text:style-name="T236"><text:s/>+ attachment;</text:span></text:p>
      <text:p text:style-name="P237"><text:s text:c="8"/>}</text:p>
      <text:p text:style-name="Normal"><text:span text:style-name="T238"><text:s text:c="4"/>}</text:span></text:p>
      <text:p text:style-name="P239"><text:span text:style-name="T240"><text:s text:c="4"/></text:span><text:span text:style-name="T241">class</text:span><text:span text:style-name="T242"><text:s/></text:span><text:span text:style-name="T243">Program</text:span></text:p>
      <text:p text:style-name="P244"><text:s text:c="4"/>{</text:p>
      <text:p text:style-name="P245"><text:span text:style-name="T246"><text:s text:c="8"/></text:span><text:span text:style-name="T247">static</text:span><text:span text:style-name="T248"><text:s/></text:span><text:span text:style-name="T249">void</text:span><text:span text:style-name="T250"><text:s/>Main(</text:span><text:span text:style-name="T251">string</text:span><text:span text:style-name="T252">[] args)</text:span></text:p>
      <text:p text:style-name="P253"><text:s text:c="8"/>{</text:p>
      <text:p text:style-name="P254"><text:span text:style-name="T255"><text:s text:c="12"/></text:span><text:span text:style-name="T256">Console</text:span><text:span text:style-name="T257">.WriteLine(</text:span><text:span text:style-name="T258">"Decorator Pattern\n"</text:span><text:span text:style-name="T259">);</text:span></text:p>
      <text:p text:style-name="P260"><text:span text:style-name="T261"><text:s text:c="12"/></text:span><text:span text:style-name="T262">IEmail</text:span><text:span text:style-name="T263"><text:s/>email =<text:s/></text:span><text:span text:style-name="T264">new</text:span><text:span text:style-name="T265"><text:s/></text:span><text:span text:style-name="T266">Email</text:span><text:span text:style-name="T267">();</text:span></text:p>
      <text:p text:style-name="P268"/>
      <text:p text:style-name="P269"><text:span text:style-name="T270"><text:s text:c="12"/></text:span><text:span text:style-name="T271">Console</text:span><text:span text:style-name="T272">.WriteLine(</text:span><text:span text:style-name="T273">"Basic Component:"</text:span><text:span text:style-name="T274">);</text:span></text:p>
      <text:p text:style-name="P275"><text:span text:style-name="T276"><text:s text:c="12"/></text:span><text:span text:style-name="T277">Console</text:span><text:span text:style-name="T278">.WriteLine(email.Write(</text:span><text:span text:style-name="T279">"How are you?"</text:span><text:span text:style-name="T280">));</text:span></text:p>
      <text:p text:style-name="P281"><text:span text:style-name="T282"><text:s text:c="12"/></text:span><text:span text:style-name="T283">Console</text:span><text:span text:style-name="T284">.WriteLine();</text:span></text:p>
      <text:p text:style-name="P285"/>
      <text:p text:style-name="P286"><text:span text:style-name="T287"><text:s text:c="12"/></text:span><text:span text:style-name="T288">EmailWithAddressing</text:span><text:span text:style-name="T289"><text:s/>addressedEmail =<text:s/></text:span><text:span text:style-name="T290">new</text:span><text:span text:style-name="T291"><text:s/></text:span><text:span text:style-name="T292">EmailWithAddressing</text:span><text:span text:style-name="T293">(email,<text:s/></text:span><text:span text:style-name="T294">"Bob"</text:span><text:span text:style-name="T295">);</text:span></text:p>
      <text:p text:style-name="P296"><text:span text:style-name="T297"><text:s text:c="12"/></text:span><text:span text:style-name="T298">EmailWithSigning</text:span><text:span text:style-name="T299"><text:s/>signedEmail =<text:s/></text:span><text:span text:style-name="T300">new</text:span><text:span text:style-name="T301"><text:s/></text:span><text:span text:style-name="T302">EmailWithSigning</text:span><text:span text:style-name="T303">(addressedEmail);</text:span></text:p>
      <text:p text:style-name="P304"><text:span text:style-name="T305"><text:s text:c="12"/></text:span><text:span text:style-name="T306">EmailWithAttachment</text:span><text:span text:style-name="T307"><text:s/>emailWithAttachment =<text:s/></text:span><text:span text:style-name="T308">new</text:span><text:span text:style-name="T309"><text:s/></text:span><text:span text:style-name="T310">EmailWithAttachment</text:span><text:span text:style-name="T311">(signedEmail);</text:span></text:p>
      <text:p text:style-name="P312"><text:span text:style-name="T313"><text:s text:c="12"/></text:span><text:span text:style-name="T314">Console</text:span><text:span text:style-name="T315">.WriteLine(</text:span><text:span text:style-name="T316">"Decorated Component:"</text:span><text:span text:style-name="T317">);</text:span></text:p>
      <text:p text:style-name="P318"><text:span text:style-name="T319"><text:s text:c="12"/></text:span><text:span text:style-name="T320">Console</text:span><text:span text:style-name="T321">.WriteLine(emailWithAttachment.Write(</text:span><text:span text:style-name="T322">"How are you?"</text:span><text:span text:style-name="T323">));</text:span></text:p>
      <text:p text:style-name="P324"><text:span text:style-name="T325"><text:s text:c="12"/></text:span><text:span text:style-name="T326">Console</text:span><text:span text:style-name="T327">.WriteLine(emailWithAttachment.AddAttachment(</text:span><text:span text:style-name="T328">"Image"</text:span><text:span text:style-name="T329">));</text:span></text:p>
      <text:p text:style-name="P330"/>
      <text:p text:style-name="P331"><text:span text:style-name="T332"><text:s text:c="12"/></text:span><text:span text:style-name="T333">Console</text:span><text:span text:style-name="T334">.ReadLine();</text:span></text:p>
      <text:p text:style-name="P335"><text:s text:c="8"/>}</text:p>
      <text:p text:style-name="P336"><text:s text:c="4"/>}</text:p>
      <text:p text:style-name="P337">}</text:p>
      <text:p text:style-name="P338"/>
      <text:p text:style-name="P339">Proxy Pattern</text:p>
      <text:p text:style-name="P340">Proxy pattern controls the creation of and access to others objects.<text:s/></text:p>
      <text:p text:style-name="P341"><text:span text:style-name="T342">There are several kinds of proxies:</text:span></text:p>
      <text:p text:style-name="P343"><text:s/>- Virtual proxies. Hands creation of an object over to another object.</text:p>
      <text:p text:style-name="P344"><text:s/>- Authentication proxies. Checks the access permissions for a request.</text:p>
      <text:p text:style-name="P345"><text:s/>- Remote proxies. Sends requests across the network.</text:p>
      <text:p text:style-name="P346"><text:s/>- Smart proxies. Changes requests before sending them on.</text:p>
      <text:p text:style-name="P347"/>
      <text:p text:style-name="P348"><text:span text:style-name="T349">namespace</text:span><text:span text:style-name="T350"><text:s/>ProxyPattern</text:span></text:p>
      <text:p text:style-name="P351">{</text:p>
      <text:p text:style-name="P352"><text:span text:style-name="T353"><text:s text:c="4"/></text:span><text:span text:style-name="T354">class</text:span><text:span text:style-name="T355"><text:s/></text:span><text:span text:style-name="T356">HelpDeskSystem</text:span></text:p>
      <text:p text:style-name="P357"><text:s text:c="4"/>{</text:p>
      <text:p text:style-name="P358"/>
      <text:p text:style-name="P359"><text:span text:style-name="T360"><text:s text:c="8"/></text:span><text:span text:style-name="T361">private</text:span><text:span text:style-name="T362"><text:s/></text:span><text:span text:style-name="T363">class</text:span><text:span text:style-name="T364"><text:s/></text:span><text:span text:style-name="T365">HelpDesk</text:span></text:p>
      <text:p text:style-name="P366"><text:s text:c="8"/>{</text:p>
      <text:p text:style-name="P367"><text:span text:style-name="T368"><text:s text:c="12"/></text:span><text:span text:style-name="T369">static</text:span><text:span text:style-name="T370"><text:s/></text:span><text:span text:style-name="T371">SortedList</text:span><text:span text:style-name="T372">&lt;</text:span><text:span text:style-name="T373">string</text:span><text:span text:style-name="T374">,<text:s/></text:span><text:span text:style-name="T375">HelpDesk</text:span><text:span text:style-name="T376">&gt; users =<text:s/></text:span><text:span text:style-name="T377">new</text:span><text:span text:style-name="T378"><text:s/></text:span><text:span text:style-name="T379">SortedList</text:span><text:span text:style-name="T380">&lt;</text:span><text:span text:style-name="T381">string</text:span><text:span text:style-name="T382">,<text:s/></text:span><text:span text:style-name="T383">HelpDesk</text:span><text:span text:style-name="T384">&gt;();</text:span></text:p>
      <text:p text:style-name="P385"><text:span text:style-name="T386"><text:s text:c="12"/></text:span><text:span text:style-name="T387">string</text:span><text:span text:style-name="T388"><text:s/>user;</text:span></text:p>
      <text:p text:style-name="P389"/>
      <text:p text:style-name="P390"><text:span text:style-name="T391"><text:s text:c="12"/></text:span><text:span text:style-name="T392">public</text:span><text:span text:style-name="T393"><text:s/></text:span><text:span text:style-name="T394">static</text:span><text:span text:style-name="T395"><text:s/></text:span><text:span text:style-name="T396">bool</text:span><text:span text:style-name="T397"><text:s/>IsUnique(</text:span><text:span text:style-name="T398">string</text:span><text:span text:style-name="T399"><text:s/>userName)</text:span></text:p>
      <text:p text:style-name="P400"><text:s text:c="12"/>{</text:p>
      <text:p text:style-name="P401"><text:span text:style-name="T402"><text:s text:c="16"/></text:span><text:span text:style-name="T403">return</text:span><text:span text:style-name="T404"><text:s/>!users.ContainsKey(userName);</text:span></text:p>
      <text:p text:style-name="P405"><text:s text:c="12"/>}</text:p>
      <text:p text:style-name="P406"/>
      <text:p text:style-name="P407"><text:span text:style-name="T408"><text:s text:c="12"/></text:span><text:span text:style-name="T409">internal</text:span><text:span text:style-name="T410"><text:s/>HelpDesk(</text:span><text:span text:style-name="T411">string</text:span><text:span text:style-name="T412"><text:s/>userName)</text:span></text:p>
      <text:p text:style-name="P413"><text:s text:c="12"/>{</text:p>
      <text:p text:style-name="P414"><text:s text:c="16"/>user = userName;</text:p>
      <text:p text:style-name="P415"><text:span text:style-name="T416"><text:s text:c="16"/>users[userName] =<text:s/></text:span><text:span text:style-name="T417">this</text:span><text:span text:style-name="T418">;</text:span></text:p>
      <text:p text:style-name="P419"><text:s text:c="12"/>}</text:p>
      <text:p text:style-name="P420"/>
      <text:p text:style-name="P421"><text:span text:style-name="T422"><text:s text:c="12"/></text:span><text:span text:style-name="T423">internal</text:span><text:span text:style-name="T424"><text:s/></text:span><text:span text:style-name="T425">void</text:span><text:span text:style-name="T426"><text:s/>CreateTicket(</text:span><text:span text:style-name="T427">string</text:span><text:span text:style-name="T428"><text:s/>message)</text:span></text:p>
      <text:p text:style-name="P429"><text:s text:c="12"/>{</text:p>
      <text:p text:style-name="P430"><text:span text:style-name="T431"><text:s text:c="16"/></text:span><text:span text:style-name="T432">Console</text:span><text:span text:style-name="T433">.WriteLine(</text:span><text:span text:style-name="T434">String</text:span><text:span text:style-name="T435">.Format(</text:span><text:span text:style-name="T436">"{0} created new ticket: {1}"</text:span><text:span text:style-name="T437">, user, message));</text:span></text:p>
      <text:p text:style-name="P438"><text:s text:c="12"/>}</text:p>
      <text:p text:style-name="P439"/>
      <text:p text:style-name="P440"><text:s text:c="8"/>}</text:p>
      <text:p text:style-name="P441"/>
      <text:p text:style-name="P442"><text:span text:style-name="T443"><text:s text:c="8"/></text:span><text:span text:style-name="T444">public</text:span><text:span text:style-name="T445"><text:s/></text:span><text:span text:style-name="T446">class</text:span><text:span text:style-name="T447"><text:s/></text:span><text:span text:style-name="T448">HelpDeskProxy</text:span></text:p>
      <text:p text:style-name="P449"><text:s text:c="8"/>{</text:p>
      <text:p text:style-name="P450"><text:span text:style-name="T451"><text:s text:c="12"/></text:span><text:span text:style-name="T452">HelpDesk</text:span><text:span text:style-name="T453"><text:s/>myHelpDesk;</text:span></text:p>
      <text:p text:style-name="P454"><text:span text:style-name="T455"><text:s text:c="12"/></text:span><text:span text:style-name="T456">string</text:span><text:span text:style-name="T457"><text:s/>user;</text:span></text:p>
      <text:p text:style-name="P458"><text:span text:style-name="T459"><text:s text:c="12"/></text:span><text:span text:style-name="T460">string</text:span><text:span text:style-name="T461"><text:s/>password;</text:span></text:p>
      <text:p text:style-name="P462"><text:span text:style-name="T463"><text:s text:c="12"/></text:span><text:span text:style-name="T464">bool</text:span><text:span text:style-name="T465"><text:s/>loggedIn =<text:s/></text:span><text:span text:style-name="T466">false</text:span><text:span text:style-name="T467">;</text:span></text:p>
      <text:p text:style-name="P468"/>
      <text:p text:style-name="P469"><text:span text:style-name="T470"><text:s text:c="12"/></text:span><text:span text:style-name="T471">void</text:span><text:span text:style-name="T472"><text:s/>Register()</text:span></text:p>
      <text:p text:style-name="P473"><text:s text:c="12"/>{</text:p>
      <text:p text:style-name="P474"><text:span text:style-name="T475"><text:s text:c="16"/></text:span><text:span text:style-name="T476">Console</text:span><text:span text:style-name="T477">.WriteLine(</text:span><text:span text:style-name="T478">"\nLet's register your HelpDesk account"</text:span><text:span text:style-name="T479">);</text:span></text:p>
      <text:p text:style-name="P480"><text:span text:style-name="T481"><text:s text:c="16"/></text:span><text:span text:style-name="T482">do</text:span></text:p>
      <text:p text:style-name="P483"><text:s text:c="16"/>{</text:p>
      <text:p text:style-name="P484"><text:span text:style-name="T485"><text:s text:c="20"/></text:span><text:span text:style-name="T486">Console</text:span><text:span text:style-name="T487">.WriteLine(</text:span><text:span text:style-name="T488">"All HelpDesk accounts must be unique"</text:span><text:span text:style-name="T489">);</text:span></text:p>
      <text:p text:style-name="P490"><text:span text:style-name="T491"><text:s text:c="20"/></text:span><text:span text:style-name="T492">Console</text:span><text:span text:style-name="T493">.Write(</text:span><text:span text:style-name="T494">"Type in a user name: "</text:span><text:span text:style-name="T495">);</text:span></text:p>
      <text:p text:style-name="P496"><text:span text:style-name="T497"><text:s text:c="20"/>user =<text:s/></text:span><text:span text:style-name="T498">Console</text:span><text:span text:style-name="T499">.ReadLine();</text:span></text:p>
      <text:p text:style-name="P500"><text:span text:style-name="T501"><text:s text:c="16"/>}<text:s/></text:span><text:span text:style-name="T502">while</text:span><text:span text:style-name="T503"><text:s/>(!</text:span><text:span text:style-name="T504">HelpDesk</text:span><text:span text:style-name="T505">.IsUnique(user));</text:span></text:p>
      <text:p text:style-name="P506"><text:span text:style-name="T507"><text:s text:c="16"/></text:span><text:span text:style-name="T508">Console</text:span><text:span text:style-name="T509">.Write(</text:span><text:span text:style-name="T510">"Type in a password: "</text:span><text:span text:style-name="T511">);</text:span></text:p>
      <text:p text:style-name="P512"><text:span text:style-name="T513"><text:s text:c="16"/>password =<text:s/></text:span><text:span text:style-name="T514">Console</text:span><text:span text:style-name="T515">.ReadLine();</text:span></text:p>
      <text:p text:style-name="P516"><text:span text:style-name="T517"><text:s text:c="16"/></text:span><text:span text:style-name="T518">Console</text:span><text:span text:style-name="T519">.WriteLine(</text:span><text:span text:style-name="T520">"Thanks for registering with HelpDesk"</text:span><text:span text:style-name="T521">);</text:span></text:p>
      <text:p text:style-name="P522"><text:s text:c="12"/>}</text:p>
      <text:p text:style-name="P523"/>
      <text:p text:style-name="P524"><text:span text:style-name="T525"><text:s text:c="12"/></text:span><text:span text:style-name="T526">bool</text:span><text:span text:style-name="T527"><text:s/>Authenticate()</text:span></text:p>
      <text:soft-page-break/>
      <text:p text:style-name="P528"><text:s text:c="12"/>{</text:p>
      <text:p text:style-name="P529"><text:span text:style-name="T530"><text:s text:c="16"/></text:span><text:span text:style-name="T531">Console</text:span><text:span text:style-name="T532">.Write(</text:span><text:span text:style-name="T533">String</text:span><text:span text:style-name="T534">.Format(</text:span><text:span text:style-name="T535">"Welcome {0}. Please type in your password: "</text:span><text:span text:style-name="T536">, user));</text:span></text:p>
      <text:p text:style-name="P537"><text:span text:style-name="T538"><text:s text:c="16"/></text:span><text:span text:style-name="T539">string</text:span><text:span text:style-name="T540"><text:s/>supplied =<text:s/></text:span><text:span text:style-name="T541">Console</text:span><text:span text:style-name="T542">.ReadLine();</text:span></text:p>
      <text:p text:style-name="P543"><text:span text:style-name="T544"><text:s text:c="16"/></text:span><text:span text:style-name="T545">if</text:span><text:span text:style-name="T546"><text:s/>(password == supplied)</text:span></text:p>
      <text:p text:style-name="P547"><text:s text:c="16"/>{</text:p>
      <text:p text:style-name="P548"><text:span text:style-name="T549"><text:s text:c="20"/>loggedIn =<text:s/></text:span><text:span text:style-name="T550">true</text:span><text:span text:style-name="T551">;</text:span></text:p>
      <text:p text:style-name="P552"><text:span text:style-name="T553"><text:s text:c="20"/></text:span><text:span text:style-name="T554">Console</text:span><text:span text:style-name="T555">.WriteLine(</text:span><text:span text:style-name="T556">"Logged into HelpDesk"</text:span><text:span text:style-name="T557">);</text:span></text:p>
      <text:p text:style-name="P558"><text:span text:style-name="T559"><text:s text:c="20"/></text:span><text:span text:style-name="T560">if</text:span><text:span text:style-name="T561"><text:s/>(myHelpDesk ==<text:s/></text:span><text:span text:style-name="T562">null</text:span><text:span text:style-name="T563">)</text:span></text:p>
      <text:p text:style-name="P564"><text:s text:c="20"/>{</text:p>
      <text:p text:style-name="P565"><text:span text:style-name="T566"><text:s text:c="24"/>myHelpDesk =<text:s/></text:span><text:span text:style-name="T567">new</text:span><text:span text:style-name="T568"><text:s/></text:span><text:span text:style-name="T569">HelpDesk</text:span><text:span text:style-name="T570">(user);</text:span></text:p>
      <text:p text:style-name="P571"><text:s text:c="20"/>}</text:p>
      <text:p text:style-name="P572"><text:span text:style-name="T573"><text:s text:c="20"/></text:span><text:span text:style-name="T574">return</text:span><text:span text:style-name="T575"><text:s/></text:span><text:span text:style-name="T576">true</text:span><text:span text:style-name="T577">;</text:span></text:p>
      <text:p text:style-name="P578"><text:s text:c="16"/>}</text:p>
      <text:p text:style-name="P579"><text:span text:style-name="T580"><text:s text:c="16"/></text:span><text:span text:style-name="T581">Console</text:span><text:span text:style-name="T582">.WriteLine(</text:span><text:span text:style-name="T583">"Incorrect password"</text:span><text:span text:style-name="T584">);</text:span></text:p>
      <text:p text:style-name="P585"><text:span text:style-name="T586"><text:s text:c="16"/></text:span><text:span text:style-name="T587">return</text:span><text:span text:style-name="T588"><text:s/></text:span><text:span text:style-name="T589">false</text:span><text:span text:style-name="T590">;</text:span></text:p>
      <text:p text:style-name="P591"><text:s text:c="12"/>}</text:p>
      <text:p text:style-name="P592"/>
      <text:p text:style-name="P593"><text:span text:style-name="T594"><text:s text:c="12"/></text:span><text:span text:style-name="T595">void</text:span><text:span text:style-name="T596"><text:s/>Check()</text:span></text:p>
      <text:p text:style-name="P597"><text:s text:c="12"/>{</text:p>
      <text:p text:style-name="P598"><text:span text:style-name="T599"><text:s text:c="16"/></text:span><text:span text:style-name="T600">if</text:span><text:span text:style-name="T601"><text:s/>(!loggedIn)</text:span></text:p>
      <text:p text:style-name="P602"><text:s text:c="16"/>{</text:p>
      <text:p text:style-name="P603"><text:span text:style-name="T604"><text:s text:c="20"/></text:span><text:span text:style-name="T605">if</text:span><text:span text:style-name="T606"><text:s/>(password ==<text:s/></text:span><text:span text:style-name="T607">null</text:span><text:span text:style-name="T608">)</text:span></text:p>
      <text:p text:style-name="P609"><text:s text:c="20"/>{</text:p>
      <text:p text:style-name="P610"><text:s text:c="24"/>Register();</text:p>
      <text:p text:style-name="P611"><text:s text:c="20"/>}</text:p>
      <text:p text:style-name="P612"><text:span text:style-name="T613"><text:s text:c="20"/></text:span><text:span text:style-name="T614">if</text:span><text:span text:style-name="T615"><text:s/>(myHelpDesk ==<text:s/></text:span><text:span text:style-name="T616">null</text:span><text:span text:style-name="T617">)</text:span></text:p>
      <text:p text:style-name="P618"><text:s text:c="20"/>{</text:p>
      <text:p text:style-name="P619"><text:s text:c="24"/>Authenticate();</text:p>
      <text:p text:style-name="P620"><text:s text:c="20"/>}</text:p>
      <text:p text:style-name="P621"><text:s text:c="16"/>}</text:p>
      <text:p text:style-name="P622"><text:s text:c="12"/>}</text:p>
      <text:p text:style-name="P623"/>
      <text:p text:style-name="P624"><text:span text:style-name="T625"><text:s text:c="12"/></text:span><text:span text:style-name="T626">public</text:span><text:span text:style-name="T627"><text:s/></text:span><text:span text:style-name="T628">void</text:span><text:span text:style-name="T629"><text:s/>CreateTicket(</text:span><text:span text:style-name="T630">string</text:span><text:span text:style-name="T631"><text:s/>message)</text:span></text:p>
      <text:p text:style-name="P632"><text:s text:c="12"/>{</text:p>
      <text:p text:style-name="P633"><text:s text:c="16"/>Check();</text:p>
      <text:p text:style-name="P634"><text:span text:style-name="T635"><text:s text:c="16"/></text:span><text:span text:style-name="T636">if</text:span><text:span text:style-name="T637"><text:s/>(loggedIn)</text:span></text:p>
      <text:p text:style-name="P638"><text:s text:c="16"/>{</text:p>
      <text:p text:style-name="P639"><text:s text:c="20"/>myHelpDesk.CreateTicket(message);</text:p>
      <text:p text:style-name="P640"><text:s text:c="16"/>}</text:p>
      <text:p text:style-name="P641"><text:s text:c="12"/>}</text:p>
      <text:p text:style-name="P642"><text:s text:c="8"/>}</text:p>
      <text:p text:style-name="P643"/>
      <text:p text:style-name="P644"><text:s text:c="4"/>}</text:p>
      <text:p text:style-name="P645"/>
      <text:p text:style-name="P646"><text:span text:style-name="T647"><text:s text:c="4"/></text:span><text:span text:style-name="T648">class</text:span><text:span text:style-name="T649"><text:s/></text:span><text:span text:style-name="T650">Program</text:span><text:span text:style-name="T651"><text:s/>:<text:s/></text:span><text:span text:style-name="T652">HelpDeskSystem</text:span></text:p>
      <text:p text:style-name="P653"><text:s text:c="4"/>{</text:p>
      <text:p text:style-name="P654"><text:span text:style-name="T655"><text:s text:c="8"/></text:span><text:span text:style-name="T656">static</text:span><text:span text:style-name="T657"><text:s/></text:span><text:span text:style-name="T658">void</text:span><text:span text:style-name="T659"><text:s/>Main(</text:span><text:span text:style-name="T660">string</text:span><text:span text:style-name="T661">[] args)</text:span></text:p>
      <text:p text:style-name="P662"><text:s text:c="8"/>{</text:p>
      <text:p text:style-name="P663"><text:span text:style-name="T664"><text:s text:c="12"/></text:span><text:span text:style-name="T665">Console</text:span><text:span text:style-name="T666">.WriteLine(</text:span><text:span text:style-name="T667">"Proxy Pattern"</text:span><text:span text:style-name="T668">);</text:span></text:p>
      <text:p text:style-name="P669"/>
      <text:p text:style-name="P670"><text:span text:style-name="T671"><text:s text:c="12"/></text:span><text:span text:style-name="T672">HelpDeskProxy</text:span><text:span text:style-name="T673"><text:s/>userA =<text:s/></text:span><text:span text:style-name="T674">new</text:span><text:span text:style-name="T675"><text:s/></text:span><text:span text:style-name="T676">HelpDeskProxy</text:span><text:span text:style-name="T677">();</text:span></text:p>
      <text:p text:style-name="P678"><text:span text:style-name="T679"><text:s text:c="12"/>userA.CreateTicket(</text:span><text:span text:style-name="T680">"My printer doesn't work..."</text:span><text:span text:style-name="T681">);</text:span></text:p>
      <text:p text:style-name="P682"/>
      <text:p text:style-name="P683"><text:span text:style-name="T684"><text:s text:c="12"/></text:span><text:span text:style-name="T685">HelpDeskProxy</text:span><text:span text:style-name="T686"><text:s/>userB =<text:s/></text:span><text:span text:style-name="T687">new</text:span><text:span text:style-name="T688"><text:s/></text:span><text:span text:style-name="T689">HelpDeskProxy</text:span><text:span text:style-name="T690">();</text:span></text:p>
      <text:p text:style-name="P691"><text:span text:style-name="T692"><text:s text:c="12"/>userB.CreateTicket(</text:span><text:span text:style-name="T693">"I can't access my email..."</text:span><text:span text:style-name="T694">);</text:span></text:p>
      <text:p text:style-name="P695"/>
      <text:p text:style-name="P696"><text:span text:style-name="T697"><text:s text:c="12"/></text:span><text:span text:style-name="T698">Console</text:span><text:span text:style-name="T699">.ReadLine();</text:span></text:p>
      <text:p text:style-name="P700"><text:s text:c="8"/>}</text:p>
      <text:p text:style-name="P701"><text:s text:c="4"/>}</text:p>
      <text:p text:style-name="P702">}</text:p>
      <text:p text:style-name="P703"/>
      <text:p text:style-name="P704">Bridge Pattern</text:p>
      <text:p text:style-name="P705">Bridge pattern separates an abstraction from its implementation. It is useful when a new version of software should replace an existing version, but the older version must still run for its existing client base.</text:p>
      <text:p text:style-name="P706"/>
      <text:p text:style-name="P707"><text:span text:style-name="T708">namespace</text:span><text:span text:style-name="T709"><text:s/>BridgePattern</text:span></text:p>
      <text:p text:style-name="P710">{</text:p>
      <text:p text:style-name="P711"><text:span text:style-name="T712"><text:s text:c="4"/></text:span><text:span text:style-name="T713">// Bridge</text:span></text:p>
      <text:p text:style-name="P714"><text:span text:style-name="T715"><text:s text:c="4"/></text:span><text:span text:style-name="T716">interface</text:span><text:span text:style-name="T717"><text:s/></text:span><text:span text:style-name="T718">IBridge</text:span></text:p>
      <text:p text:style-name="P719"><text:s text:c="4"/>{</text:p>
      <text:p text:style-name="P720"><text:span text:style-name="T721"><text:s text:c="8"/></text:span><text:span text:style-name="T722">void</text:span><text:span text:style-name="T723"><text:s/>CreateTicket(</text:span><text:span text:style-name="T724">string</text:span><text:span text:style-name="T725"><text:s/>message);</text:span></text:p>
      <text:p text:style-name="P726"><text:s text:c="4"/>}</text:p>
      <text:p text:style-name="P727"/>
      <text:p text:style-name="P728"><text:span text:style-name="T729"><text:s text:c="4"/></text:span><text:span text:style-name="T730">// Abstraction</text:span></text:p>
      <text:p text:style-name="P731"><text:span text:style-name="T732"><text:s text:c="4"/></text:span><text:span text:style-name="T733">class</text:span><text:span text:style-name="T734"><text:s/></text:span><text:span text:style-name="T735">Portal</text:span></text:p>
      <text:p text:style-name="P736"><text:s text:c="4"/>{</text:p>
      <text:p text:style-name="P737"><text:span text:style-name="T738"><text:s text:c="8"/></text:span><text:span text:style-name="T739">IBridge</text:span><text:span text:style-name="T740"><text:s/>bridge;</text:span></text:p>
      <text:p text:style-name="P741"/>
      <text:p text:style-name="P742"><text:span text:style-name="T743"><text:s text:c="8"/></text:span><text:span text:style-name="T744">public</text:span><text:span text:style-name="T745"><text:s/>Portal(</text:span><text:span text:style-name="T746">IBridge</text:span><text:span text:style-name="T747"><text:s/>aHelpDesk)</text:span></text:p>
      <text:p text:style-name="P748"><text:s text:c="8"/>{</text:p>
      <text:p text:style-name="P749"><text:s text:c="12"/>bridge = aHelpDesk;</text:p>
      <text:p text:style-name="P750"><text:s text:c="8"/>}</text:p>
      <text:p text:style-name="P751"/>
      <text:p text:style-name="P752"><text:span text:style-name="T753"><text:s text:c="8"/></text:span><text:span text:style-name="T754">public</text:span><text:span text:style-name="T755"><text:s/></text:span><text:span text:style-name="T756">void</text:span><text:span text:style-name="T757"><text:s/>CreateTicket(</text:span><text:span text:style-name="T758">string</text:span><text:span text:style-name="T759"><text:s/>message)</text:span></text:p>
      <text:p text:style-name="P760"><text:s text:c="8"/>{</text:p>
      <text:p text:style-name="P761"><text:s text:c="12"/>bridge.CreateTicket(message);</text:p>
      <text:p text:style-name="P762"><text:s text:c="8"/>}</text:p>
      <text:p text:style-name="P763"/>
      <text:p text:style-name="P764"><text:s text:c="4"/>}</text:p>
      <text:p text:style-name="P765"/>
      <text:p text:style-name="P766"><text:span text:style-name="T767"><text:s text:c="4"/></text:span><text:span text:style-name="T768">class</text:span><text:span text:style-name="T769"><text:s/></text:span><text:span text:style-name="T770">HelpDeskSystem</text:span></text:p>
      <text:p text:style-name="P771"><text:s text:c="4"/>{</text:p>
      <text:p text:style-name="P772"><text:span text:style-name="T773"><text:s text:c="8"/></text:span><text:span text:style-name="T774">// The Subject</text:span></text:p>
      <text:p text:style-name="P775"><text:span text:style-name="T776"><text:s text:c="8"/></text:span><text:span text:style-name="T777">private</text:span><text:span text:style-name="T778"><text:s/></text:span><text:span text:style-name="T779">class</text:span><text:span text:style-name="T780"><text:s/></text:span><text:span text:style-name="T781">HelpDesk<text:s/></text:span><text:span text:style-name="T782">{...}</text:span></text:p>
      <text:p text:style-name="P783"/>
      <text:p text:style-name="P784"><text:span text:style-name="T785"><text:s text:c="8"/></text:span><text:span text:style-name="T786">// The Proxy</text:span></text:p>
      <text:p text:style-name="P787"><text:span text:style-name="T788"><text:s text:c="8"/></text:span><text:span text:style-name="T789">public</text:span><text:span text:style-name="T790"><text:s/></text:span><text:span text:style-name="T791">class</text:span><text:span text:style-name="T792"><text:s/></text:span><text:span text:style-name="T793">HelpDeskProxy<text:s/></text:span><text:span text:style-name="T794">{...}</text:span></text:p>
      <text:p text:style-name="P795"/>
      <text:p text:style-name="P796"><text:span text:style-name="T797"><text:s text:c="8"/></text:span><text:span text:style-name="T798">// New version of Proxy</text:span></text:p>
      <text:p text:style-name="P799"><text:span text:style-name="T800"><text:s text:c="8"/></text:span><text:span text:style-name="T801">public</text:span><text:span text:style-name="T802"><text:s/></text:span><text:span text:style-name="T803">class</text:span><text:span text:style-name="T804"><text:s/></text:span><text:span text:style-name="T805">OpenHelpDeskProxy</text:span><text:span text:style-name="T806"><text:s/>:<text:s/></text:span><text:span text:style-name="T807">IBridge</text:span></text:p>
      <text:p text:style-name="P808"><text:s text:c="8"/>{</text:p>
      <text:p text:style-name="P809"><text:span text:style-name="T810"><text:s text:c="12"/></text:span><text:span text:style-name="T811">HelpDesk</text:span><text:span text:style-name="T812"><text:s/>myOpenHelpDesk;</text:span></text:p>
      <text:p text:style-name="P813"><text:span text:style-name="T814"><text:s text:c="12"/></text:span><text:span text:style-name="T815">static</text:span><text:span text:style-name="T816"><text:s/></text:span><text:span text:style-name="T817">int</text:span><text:span text:style-name="T818"><text:s/>usersCount;</text:span></text:p>
      <text:p text:style-name="P819"><text:span text:style-name="T820"><text:s text:c="12"/></text:span><text:span text:style-name="T821">string</text:span><text:span text:style-name="T822"><text:s/>user;</text:span></text:p>
      <text:p text:style-name="P823"/>
      <text:p text:style-name="P824"><text:span text:style-name="T825"><text:s text:c="12"/></text:span><text:span text:style-name="T826">public</text:span><text:span text:style-name="T827"><text:s/>OpenHelpDeskProxy(</text:span><text:span text:style-name="T828">string</text:span><text:span text:style-name="T829"><text:s/>userName)</text:span></text:p>
      <text:p text:style-name="P830"><text:s text:c="12"/>{</text:p>
      <text:p text:style-name="P831"><text:s text:c="16"/>user = userName;</text:p>
      <text:p text:style-name="P832"><text:s text:c="16"/>usersCount++;</text:p>
      <text:p text:style-name="P833"><text:span text:style-name="T834"><text:s text:c="16"/>myOpenHelpDesk =<text:s/></text:span><text:span text:style-name="T835">new</text:span><text:span text:style-name="T836"><text:s/></text:span><text:span text:style-name="T837">HelpDesk</text:span><text:span text:style-name="T838">(user +<text:s/></text:span><text:span text:style-name="T839">"-"</text:span><text:span text:style-name="T840"><text:s/>+ usersCount);</text:span></text:p>
      <text:p text:style-name="P841"><text:s text:c="12"/>}</text:p>
      <text:p text:style-name="P842"/>
      <text:p text:style-name="P843"><text:span text:style-name="T844"><text:s text:c="12"/></text:span><text:span text:style-name="T845">public</text:span><text:span text:style-name="T846"><text:s/></text:span><text:span text:style-name="T847">void</text:span><text:span text:style-name="T848"><text:s/>CreateTicket(</text:span><text:span text:style-name="T849">string</text:span><text:span text:style-name="T850"><text:s/>message)</text:span></text:p>
      <text:p text:style-name="P851"><text:s text:c="12"/>{</text:p>
      <text:p text:style-name="P852"><text:s text:c="16"/>myOpenHelpDesk.CreateTicket(message);</text:p>
      <text:p text:style-name="P853"><text:s text:c="12"/>}</text:p>
      <text:p text:style-name="P854"><text:s text:c="8"/>}</text:p>
      <text:p text:style-name="P855"><text:s text:c="4"/>}</text:p>
      <text:p text:style-name="P856"/>
      <text:p text:style-name="P857"/>
      <text:p text:style-name="P858"/>
      <text:p text:style-name="P859"><text:span text:style-name="T860"><text:s text:c="4"/></text:span><text:span text:style-name="T861">class</text:span><text:span text:style-name="T862"><text:s/></text:span><text:span text:style-name="T863">Program</text:span><text:span text:style-name="T864"><text:s/>:<text:s/></text:span><text:span text:style-name="T865">HelpDeskSystem</text:span></text:p>
      <text:p text:style-name="P866"><text:s text:c="4"/>{</text:p>
      <text:p text:style-name="P867"><text:span text:style-name="T868"><text:s text:c="8"/></text:span><text:span text:style-name="T869">static</text:span><text:span text:style-name="T870"><text:s/></text:span><text:span text:style-name="T871">void</text:span><text:span text:style-name="T872"><text:s/>Main(</text:span><text:span text:style-name="T873">string</text:span><text:span text:style-name="T874">[] args)</text:span></text:p>
      <text:p text:style-name="P875"><text:s text:c="8"/>{</text:p>
      <text:p text:style-name="P876"><text:span text:style-name="T877"><text:s text:c="12"/></text:span><text:span text:style-name="T878">Console</text:span><text:span text:style-name="T879">.WriteLine(</text:span><text:span text:style-name="T880">"Bridge Pattern"</text:span><text:span text:style-name="T881">);</text:span></text:p>
      <text:p text:style-name="P882"/>
      <text:p text:style-name="P883"><text:span text:style-name="T884"><text:s text:c="12"/></text:span><text:span text:style-name="T885">HelpDeskProxy</text:span><text:span text:style-name="T886"><text:s/>userA =<text:s/></text:span><text:span text:style-name="T887">new</text:span><text:span text:style-name="T888"><text:s/></text:span><text:span text:style-name="T889">HelpDeskProxy</text:span><text:span text:style-name="T890">();</text:span></text:p>
      <text:p text:style-name="P891"><text:span text:style-name="T892"><text:s text:c="12"/>userA.CreateTicket(</text:span><text:span text:style-name="T893">"I forgot my password."</text:span><text:span text:style-name="T894">);</text:span></text:p>
      <text:p text:style-name="P895"/>
      <text:p text:style-name="P896"><text:span text:style-name="T897"><text:s text:c="12"/></text:span><text:span text:style-name="T898">Console</text:span><text:span text:style-name="T899">.WriteLine();</text:span></text:p>
      <text:p text:style-name="P900"><text:span text:style-name="T901"><text:s text:c="12"/></text:span><text:span text:style-name="T902">string</text:span><text:span text:style-name="T903"><text:s/>userName =<text:s/></text:span><text:span text:style-name="T904">"userB"</text:span><text:span text:style-name="T905">;</text:span></text:p>
      <text:p text:style-name="P906"><text:span text:style-name="T907"><text:s text:c="12"/></text:span><text:span text:style-name="T908">Portal</text:span><text:span text:style-name="T909"><text:s/>userB =<text:s/></text:span><text:span text:style-name="T910">new</text:span><text:span text:style-name="T911"><text:s/></text:span><text:span text:style-name="T912">Portal</text:span><text:span text:style-name="T913">(</text:span><text:span text:style-name="T914">new</text:span><text:span text:style-name="T915"><text:s/></text:span><text:span text:style-name="T916">OpenHelpDeskProxy</text:span><text:span text:style-name="T917">(userName));</text:span></text:p>
      <text:p text:style-name="P918"><text:span text:style-name="T919"><text:s text:c="12"/>userB.CreateTicket(</text:span><text:span text:style-name="T920">"Internet connection is too slow."</text:span><text:span text:style-name="T921">);</text:span></text:p>
      <text:p text:style-name="P922"/>
      <text:p text:style-name="P923"><text:span text:style-name="T924"><text:s text:c="12"/></text:span><text:span text:style-name="T925">Console</text:span><text:span text:style-name="T926">.ReadLine();</text:span></text:p>
      <text:p text:style-name="P927"><text:s text:c="8"/>}</text:p>
      <text:p text:style-name="P928"><text:span text:style-name="T929"><text:s text:c="4"/>}</text:span></text:p>
      <text:p text:style-name="P930">}</text:p>
      <text:p text:style-name="P931"/>
      <text:p text:style-name="P932">Composite Pattern</text:p>
      <text:p text:style-name="P933">Composite pattern arranges structured hierarchies so that single components and groups of components can be treated in the same way. Pattern has to deal with two types: Components and Composites of those components. Both types should implement common operations of the same interface.</text:p>
      <text:p text:style-name="P934"/>
      <text:p text:style-name="P935"><text:span text:style-name="T936">namespace</text:span><text:span text:style-name="T937"><text:s/>CompositePattern</text:span></text:p>
      <text:p text:style-name="P938">{</text:p>
      <text:p text:style-name="P939"><text:span text:style-name="T940"><text:s text:c="4"/></text:span><text:span text:style-name="T941">public</text:span><text:span text:style-name="T942"><text:s/></text:span><text:span text:style-name="T943">interface</text:span><text:span text:style-name="T944"><text:s/></text:span><text:span text:style-name="T945">IComponent</text:span><text:span text:style-name="T946">&lt;</text:span><text:span text:style-name="T947">T</text:span><text:span text:style-name="T948">&gt;</text:span></text:p>
      <text:p text:style-name="P949"><text:s text:c="4"/>{</text:p>
      <text:p text:style-name="P950"><text:span text:style-name="T951"><text:s text:c="8"/></text:span><text:span text:style-name="T952">T</text:span><text:span text:style-name="T953"><text:s/>Name {<text:s/></text:span><text:span text:style-name="T954">get</text:span><text:span text:style-name="T955">;<text:s/></text:span><text:span text:style-name="T956">set</text:span><text:span text:style-name="T957">; }</text:span></text:p>
      <text:p text:style-name="P958"><text:span text:style-name="T959"><text:s text:c="8"/></text:span><text:span text:style-name="T960">void</text:span><text:span text:style-name="T961"><text:s/>Add(</text:span><text:span text:style-name="T962">IComponent</text:span><text:span text:style-name="T963">&lt;</text:span><text:span text:style-name="T964">T</text:span><text:span text:style-name="T965">&gt; c);</text:span></text:p>
      <text:p text:style-name="P966"><text:span text:style-name="T967"><text:s text:c="8"/></text:span><text:span text:style-name="T968">IComponent</text:span><text:span text:style-name="T969">&lt;</text:span><text:span text:style-name="T970">T</text:span><text:span text:style-name="T971">&gt; Find(</text:span><text:span text:style-name="T972">T</text:span><text:span text:style-name="T973"><text:s/>p);</text:span></text:p>
      <text:p text:style-name="P974"><text:span text:style-name="T975"><text:s text:c="8"/></text:span><text:span text:style-name="T976">string</text:span><text:span text:style-name="T977"><text:s/>Output(</text:span><text:span text:style-name="T978">int</text:span><text:span text:style-name="T979"><text:s/>depth = 0);</text:span></text:p>
      <text:p text:style-name="P980"><text:s text:c="4"/>}</text:p>
      <text:p text:style-name="P981"/>
      <text:p text:style-name="P982"><text:span text:style-name="T983"><text:s text:c="4"/></text:span><text:span text:style-name="T984">public</text:span><text:span text:style-name="T985"><text:s/></text:span><text:span text:style-name="T986">class</text:span><text:span text:style-name="T987"><text:s/></text:span><text:span text:style-name="T988">Component</text:span><text:span text:style-name="T989">&lt;</text:span><text:span text:style-name="T990">T</text:span><text:span text:style-name="T991">&gt; :<text:s/></text:span><text:span text:style-name="T992">IComponent</text:span><text:span text:style-name="T993">&lt;</text:span><text:span text:style-name="T994">T</text:span><text:span text:style-name="T995">&gt;</text:span></text:p>
      <text:p text:style-name="P996"><text:s text:c="4"/>{</text:p>
      <text:p text:style-name="P997"><text:span text:style-name="T998"><text:s text:c="8"/></text:span><text:span text:style-name="T999">public</text:span><text:span text:style-name="T1000"><text:s/></text:span><text:span text:style-name="T1001">T</text:span><text:span text:style-name="T1002"><text:s/>Name {<text:s/></text:span><text:span text:style-name="T1003">get</text:span><text:span text:style-name="T1004">;<text:s/></text:span><text:span text:style-name="T1005">set</text:span><text:span text:style-name="T1006">; }</text:span></text:p>
      <text:p text:style-name="P1007"/>
      <text:p text:style-name="P1008"><text:span text:style-name="T1009"><text:s text:c="8"/></text:span><text:span text:style-name="T1010">public</text:span><text:span text:style-name="T1011"><text:s/>Component(</text:span><text:span text:style-name="T1012">T</text:span><text:span text:style-name="T1013"><text:s/>name)</text:span></text:p>
      <text:p text:style-name="P1014"><text:s text:c="8"/>{</text:p>
      <text:p text:style-name="P1015"><text:s text:c="12"/>Name = name;</text:p>
      <text:p text:style-name="P1016"><text:s text:c="8"/>}</text:p>
      <text:p text:style-name="P1017"/>
      <text:p text:style-name="P1018"><text:span text:style-name="T1019"><text:s text:c="8"/></text:span><text:span text:style-name="T1020">public</text:span><text:span text:style-name="T1021"><text:s/></text:span><text:span text:style-name="T1022">void</text:span><text:span text:style-name="T1023"><text:s/>Add(</text:span><text:span text:style-name="T1024">IComponent</text:span><text:span text:style-name="T1025">&lt;</text:span><text:span text:style-name="T1026">T</text:span><text:span text:style-name="T1027">&gt; c)</text:span></text:p>
      <text:p text:style-name="P1028"><text:s text:c="8"/>{</text:p>
      <text:p text:style-name="P1029"><text:span text:style-name="T1030"><text:s text:c="12"/></text:span><text:span text:style-name="T1031">Console</text:span><text:span text:style-name="T1032">.WriteLine(</text:span><text:span text:style-name="T1033">"An item already exists"</text:span><text:span text:style-name="T1034">);</text:span></text:p>
      <text:p text:style-name="P1035"><text:s text:c="8"/>}</text:p>
      <text:p text:style-name="P1036"/>
      <text:p text:style-name="P1037"><text:span text:style-name="T1038"><text:s text:c="8"/></text:span><text:span text:style-name="T1039">public</text:span><text:span text:style-name="T1040"><text:s/></text:span><text:span text:style-name="T1041">IComponent</text:span><text:span text:style-name="T1042">&lt;</text:span><text:span text:style-name="T1043">T</text:span><text:span text:style-name="T1044">&gt; Find(</text:span><text:span text:style-name="T1045">T</text:span><text:span text:style-name="T1046"><text:s/>p)</text:span></text:p>
      <text:p text:style-name="P1047"><text:s text:c="8"/>{</text:p>
      <text:p text:style-name="P1048"><text:span text:style-name="T1049"><text:s text:c="12"/></text:span><text:span text:style-name="T1050">if</text:span><text:span text:style-name="T1051"><text:s/>(Name.Equals(p))</text:span></text:p>
      <text:p text:style-name="P1052"><text:span text:style-name="T1053"><text:s text:c="16"/></text:span><text:span text:style-name="T1054">return</text:span><text:span text:style-name="T1055"><text:s/></text:span><text:span text:style-name="T1056">this</text:span><text:span text:style-name="T1057">;</text:span></text:p>
      <text:p text:style-name="P1058"><text:span text:style-name="T1059"><text:s text:c="12"/></text:span><text:span text:style-name="T1060">else</text:span></text:p>
      <text:p text:style-name="P1061"><text:span text:style-name="T1062"><text:s text:c="16"/></text:span><text:span text:style-name="T1063">return</text:span><text:span text:style-name="T1064"><text:s/></text:span><text:span text:style-name="T1065">null</text:span><text:span text:style-name="T1066">;</text:span></text:p>
      <text:p text:style-name="P1067"><text:s text:c="8"/>}</text:p>
      <text:p text:style-name="P1068"><text:span text:style-name="T1069"><text:s text:c="8"/></text:span><text:span text:style-name="T1070">public</text:span><text:span text:style-name="T1071"><text:s/></text:span><text:span text:style-name="T1072">string</text:span><text:span text:style-name="T1073"><text:s/>Output(</text:span><text:span text:style-name="T1074">int</text:span><text:span text:style-name="T1075"><text:s/>depth = 0)</text:span></text:p>
      <text:p text:style-name="P1076"><text:s text:c="8"/>{</text:p>
      <text:p text:style-name="P1077"><text:span text:style-name="T1078"><text:s text:c="12"/></text:span><text:span text:style-name="T1079">return</text:span><text:span text:style-name="T1080"><text:s/></text:span><text:span text:style-name="T1081">new</text:span><text:span text:style-name="T1082"><text:s/></text:span><text:span text:style-name="T1083">String</text:span><text:span text:style-name="T1084">(</text:span><text:span text:style-name="T1085">' '</text:span><text:span text:style-name="T1086">, depth) + Name.ToString() +<text:s/></text:span><text:span text:style-name="T1087">"\n"</text:span><text:span text:style-name="T1088">;</text:span></text:p>
      <text:p text:style-name="P1089"><text:s text:c="8"/>}</text:p>
      <text:p text:style-name="P1090"><text:s text:c="4"/>}</text:p>
      <text:p text:style-name="P1091"/>
      <text:p text:style-name="P1092"><text:span text:style-name="T1093"><text:s text:c="4"/></text:span><text:span text:style-name="T1094">class</text:span><text:span text:style-name="T1095"><text:s/></text:span><text:span text:style-name="T1096">Composite</text:span><text:span text:style-name="T1097">&lt;</text:span><text:span text:style-name="T1098">T</text:span><text:span text:style-name="T1099">&gt; :<text:s/></text:span><text:span text:style-name="T1100">IComponent</text:span><text:span text:style-name="T1101">&lt;</text:span><text:span text:style-name="T1102">T</text:span><text:span text:style-name="T1103">&gt;</text:span></text:p>
      <text:p text:style-name="P1104"><text:s text:c="4"/>{</text:p>
      <text:p text:style-name="P1105"><text:span text:style-name="T1106"><text:s text:c="8"/></text:span><text:span text:style-name="T1107">public</text:span><text:span text:style-name="T1108"><text:s/></text:span><text:span text:style-name="T1109">T</text:span><text:span text:style-name="T1110"><text:s/>Name {<text:s/></text:span><text:span text:style-name="T1111">get</text:span><text:span text:style-name="T1112">;<text:s/></text:span><text:span text:style-name="T1113">set</text:span><text:span text:style-name="T1114">; }</text:span></text:p>
      <text:p text:style-name="P1115"><text:span text:style-name="T1116"><text:s text:c="8"/></text:span><text:span text:style-name="T1117">List</text:span><text:span text:style-name="T1118">&lt;</text:span><text:span text:style-name="T1119">IComponent</text:span><text:span text:style-name="T1120">&lt;</text:span><text:span text:style-name="T1121">T</text:span><text:span text:style-name="T1122">&gt;&gt; list;</text:span></text:p>
      <text:p text:style-name="P1123"/>
      <text:p text:style-name="P1124"><text:span text:style-name="T1125"><text:s text:c="8"/></text:span><text:span text:style-name="T1126">public</text:span><text:span text:style-name="T1127"><text:s/>Composite(</text:span><text:span text:style-name="T1128">T</text:span><text:span text:style-name="T1129"><text:s/>name)</text:span></text:p>
      <text:p text:style-name="P1130"><text:s text:c="8"/>{</text:p>
      <text:p text:style-name="P1131"><text:s text:c="12"/>Name = name;</text:p>
      <text:p text:style-name="P1132"><text:span text:style-name="T1133"><text:s text:c="12"/>list =<text:s/></text:span><text:span text:style-name="T1134">new</text:span><text:span text:style-name="T1135"><text:s/></text:span><text:span text:style-name="T1136">List</text:span><text:span text:style-name="T1137">&lt;</text:span><text:span text:style-name="T1138">IComponent</text:span><text:span text:style-name="T1139">&lt;</text:span><text:span text:style-name="T1140">T</text:span><text:span text:style-name="T1141">&gt;&gt;();</text:span></text:p>
      <text:p text:style-name="P1142"><text:s text:c="8"/>}</text:p>
      <text:p text:style-name="P1143"/>
      <text:p text:style-name="P1144"><text:span text:style-name="T1145"><text:s text:c="8"/></text:span><text:span text:style-name="T1146">public</text:span><text:span text:style-name="T1147"><text:s/></text:span><text:span text:style-name="T1148">void</text:span><text:span text:style-name="T1149"><text:s/>Add(</text:span><text:span text:style-name="T1150">IComponent</text:span><text:span text:style-name="T1151">&lt;</text:span><text:span text:style-name="T1152">T</text:span><text:span text:style-name="T1153">&gt; c)</text:span></text:p>
      <text:p text:style-name="P1154"><text:s text:c="8"/>{</text:p>
      <text:p text:style-name="P1155"><text:s text:c="12"/>list.Add(c);</text:p>
      <text:p text:style-name="P1156"><text:s text:c="8"/>}</text:p>
      <text:p text:style-name="P1157"/>
      <text:p text:style-name="P1158"><text:span text:style-name="T1159"><text:s text:c="8"/></text:span><text:span text:style-name="T1160">// Recursively looks for an item</text:span></text:p>
      <text:soft-page-break/>
      <text:p text:style-name="P1161"><text:span text:style-name="T1162"><text:s text:c="8"/></text:span><text:span text:style-name="T1163">public</text:span><text:span text:style-name="T1164"><text:s/></text:span><text:span text:style-name="T1165">IComponent</text:span><text:span text:style-name="T1166">&lt;</text:span><text:span text:style-name="T1167">T</text:span><text:span text:style-name="T1168">&gt; Find(</text:span><text:span text:style-name="T1169">T</text:span><text:span text:style-name="T1170"><text:s/>p)</text:span></text:p>
      <text:p text:style-name="P1171"><text:s text:c="8"/>{</text:p>
      <text:p text:style-name="P1172"><text:span text:style-name="T1173"><text:s text:c="12"/></text:span><text:span text:style-name="T1174">if</text:span><text:span text:style-name="T1175"><text:s/>(Name.Equals(p)) {</text:span></text:p>
      <text:p text:style-name="P1176"><text:span text:style-name="T1177"><text:s text:c="16"/></text:span><text:span text:style-name="T1178">return</text:span><text:span text:style-name="T1179"><text:s/></text:span><text:span text:style-name="T1180">this</text:span><text:span text:style-name="T1181">;</text:span></text:p>
      <text:p text:style-name="P1182"><text:s text:c="12"/>}</text:p>
      <text:p text:style-name="P1183"><text:span text:style-name="T1184"><text:s text:c="12"/></text:span><text:span text:style-name="T1185">IComponent</text:span><text:span text:style-name="T1186">&lt;</text:span><text:span text:style-name="T1187">T</text:span><text:span text:style-name="T1188">&gt; found =<text:s/></text:span><text:span text:style-name="T1189">null</text:span><text:span text:style-name="T1190">;</text:span></text:p>
      <text:p text:style-name="P1191"><text:span text:style-name="T1192"><text:s text:c="12"/></text:span><text:span text:style-name="T1193">foreach</text:span><text:span text:style-name="T1194"><text:s/>(</text:span><text:span text:style-name="T1195">IComponent</text:span><text:span text:style-name="T1196">&lt;</text:span><text:span text:style-name="T1197">T</text:span><text:span text:style-name="T1198">&gt; component<text:s/></text:span><text:span text:style-name="T1199">in</text:span><text:span text:style-name="T1200"><text:s/>list)</text:span></text:p>
      <text:p text:style-name="P1201"><text:s text:c="12"/>{</text:p>
      <text:p text:style-name="P1202"><text:s text:c="16"/>found = component.Find(p);</text:p>
      <text:p text:style-name="P1203"><text:span text:style-name="T1204"><text:s text:c="16"/></text:span><text:span text:style-name="T1205">if</text:span><text:span text:style-name="T1206"><text:s/>(found !=<text:s/></text:span><text:span text:style-name="T1207">null</text:span><text:span text:style-name="T1208">)</text:span></text:p>
      <text:p text:style-name="P1209"><text:s text:c="16"/>{</text:p>
      <text:p text:style-name="P1210"><text:span text:style-name="T1211"><text:s text:c="20"/></text:span><text:span text:style-name="T1212">break</text:span><text:span text:style-name="T1213">;</text:span></text:p>
      <text:p text:style-name="P1214"><text:s text:c="16"/>}</text:p>
      <text:p text:style-name="P1215"><text:s text:c="12"/>}</text:p>
      <text:p text:style-name="P1216"><text:span text:style-name="T1217"><text:s text:c="12"/></text:span><text:span text:style-name="T1218">return</text:span><text:span text:style-name="T1219"><text:s/>found;</text:span></text:p>
      <text:p text:style-name="P1220"><text:s text:c="8"/>}</text:p>
      <text:p text:style-name="P1221"/>
      <text:p text:style-name="P1222"><text:span text:style-name="T1223"><text:s text:c="8"/></text:span><text:span text:style-name="T1224">// Returns items in a format indicating their level in the composite structure</text:span></text:p>
      <text:p text:style-name="P1225"><text:span text:style-name="T1226"><text:s text:c="8"/></text:span><text:span text:style-name="T1227">public</text:span><text:span text:style-name="T1228"><text:s/></text:span><text:span text:style-name="T1229">string</text:span><text:span text:style-name="T1230"><text:s/>Output(</text:span><text:span text:style-name="T1231">int</text:span><text:span text:style-name="T1232"><text:s/>depth = 0)</text:span></text:p>
      <text:p text:style-name="P1233"><text:s text:c="8"/>{</text:p>
      <text:p text:style-name="P1234"><text:span text:style-name="T1235"><text:s text:c="12"/></text:span><text:span text:style-name="T1236">StringBuilder</text:span><text:span text:style-name="T1237"><text:s/>sb =<text:s/></text:span><text:span text:style-name="T1238">new</text:span><text:span text:style-name="T1239"><text:s/></text:span><text:span text:style-name="T1240">StringBuilder</text:span><text:span text:style-name="T1241">(</text:span><text:span text:style-name="T1242">new</text:span><text:span text:style-name="T1243"><text:s/></text:span><text:span text:style-name="T1244">String</text:span><text:span text:style-name="T1245">(</text:span><text:span text:style-name="T1246">' '</text:span><text:span text:style-name="T1247">, depth));</text:span></text:p>
      <text:p text:style-name="P1248"><text:span text:style-name="T1249"><text:s text:c="12"/>sb.Append(Name.ToString() +<text:s/></text:span><text:span text:style-name="T1250">" ("</text:span><text:span text:style-name="T1251"><text:s/>+ list.Count() +<text:s/></text:span><text:span text:style-name="T1252">")\n"</text:span><text:span text:style-name="T1253">);</text:span></text:p>
      <text:p text:style-name="P1254"><text:span text:style-name="T1255"><text:s text:c="12"/></text:span><text:span text:style-name="T1256">foreach</text:span><text:span text:style-name="T1257"><text:s/>(</text:span><text:span text:style-name="T1258">IComponent</text:span><text:span text:style-name="T1259">&lt;</text:span><text:span text:style-name="T1260">T</text:span><text:span text:style-name="T1261">&gt; component<text:s/></text:span><text:span text:style-name="T1262">in</text:span><text:span text:style-name="T1263"><text:s/>list)</text:span></text:p>
      <text:p text:style-name="P1264"><text:s text:c="12"/>{</text:p>
      <text:p text:style-name="P1265"><text:s text:c="16"/>sb.Append(component.Output(depth + 2));</text:p>
      <text:p text:style-name="P1266"><text:s text:c="12"/>}</text:p>
      <text:p text:style-name="P1267"><text:span text:style-name="T1268"><text:s text:c="12"/></text:span><text:span text:style-name="T1269">return</text:span><text:span text:style-name="T1270"><text:s/>sb.ToString();</text:span></text:p>
      <text:p text:style-name="P1271"><text:s text:c="8"/>}</text:p>
      <text:p text:style-name="P1272"><text:s text:c="4"/>}</text:p>
      <text:p text:style-name="P1273"/>
      <text:p text:style-name="P1274"><text:span text:style-name="T1275"><text:s text:c="4"/>class</text:span><text:span text:style-name="T1276"><text:s/></text:span><text:span text:style-name="T1277">Program</text:span></text:p>
      <text:p text:style-name="P1278"><text:s text:c="4"/>{</text:p>
      <text:p text:style-name="P1279"><text:span text:style-name="T1280"><text:s text:c="8"/></text:span><text:span text:style-name="T1281">static</text:span><text:span text:style-name="T1282"><text:s/></text:span><text:span text:style-name="T1283">void</text:span><text:span text:style-name="T1284"><text:s/>Main(</text:span><text:span text:style-name="T1285">string</text:span><text:span text:style-name="T1286">[] args)</text:span></text:p>
      <text:p text:style-name="P1287"><text:s text:c="8"/>{</text:p>
      <text:p text:style-name="P1288"><text:span text:style-name="T1289"><text:s text:c="12"/></text:span><text:span text:style-name="T1290">// Create structure of directories and files</text:span></text:p>
      <text:p text:style-name="P1291"><text:span text:style-name="T1292"><text:s text:c="12"/></text:span><text:span text:style-name="T1293">IComponent</text:span><text:span text:style-name="T1294">&lt;</text:span><text:span text:style-name="T1295">string</text:span><text:span text:style-name="T1296">&gt; logDir =<text:s/></text:span><text:span text:style-name="T1297">new</text:span><text:span text:style-name="T1298"><text:s/></text:span><text:span text:style-name="T1299">Composite</text:span><text:span text:style-name="T1300">&lt;</text:span><text:span text:style-name="T1301">string</text:span><text:span text:style-name="T1302">&gt;(</text:span><text:span text:style-name="T1303">"log"</text:span><text:span text:style-name="T1304">);</text:span></text:p>
      <text:p text:style-name="P1305"><text:span text:style-name="T1306"><text:s text:c="12"/></text:span><text:span text:style-name="T1307">for</text:span><text:span text:style-name="T1308"><text:s/>(</text:span><text:span text:style-name="T1309">int</text:span><text:span text:style-name="T1310"><text:s/>i = 1; i &lt; 7; i++)</text:span></text:p>
      <text:p text:style-name="P1311"><text:s text:c="12"/>{</text:p>
      <text:p text:style-name="P1312"><text:span text:style-name="T1313"><text:s text:c="16"/>logDir.Add(</text:span><text:span text:style-name="T1314">new</text:span><text:span text:style-name="T1315"><text:s/></text:span><text:span text:style-name="T1316">Component</text:span><text:span text:style-name="T1317">&lt;</text:span><text:span text:style-name="T1318">string</text:span><text:span text:style-name="T1319">&gt;(i +<text:s/></text:span><text:span text:style-name="T1320">".log"</text:span><text:span text:style-name="T1321">));</text:span></text:p>
      <text:p text:style-name="P1322"><text:s text:c="12"/>}</text:p>
      <text:p text:style-name="P1323"><text:span text:style-name="T1324"><text:s text:c="12"/></text:span><text:span text:style-name="T1325">IComponent</text:span><text:span text:style-name="T1326">&lt;</text:span><text:span text:style-name="T1327">string</text:span><text:span text:style-name="T1328">&gt; backupDir =<text:s/></text:span><text:span text:style-name="T1329">new</text:span><text:span text:style-name="T1330"><text:s/></text:span><text:span text:style-name="T1331">Composite</text:span><text:span text:style-name="T1332">&lt;</text:span><text:span text:style-name="T1333">string</text:span><text:span text:style-name="T1334">&gt;(</text:span><text:span text:style-name="T1335">"backup"</text:span><text:span text:style-name="T1336">);</text:span></text:p>
      <text:p text:style-name="P1337"><text:span text:style-name="T1338"><text:s text:c="12"/></text:span><text:span text:style-name="T1339">for</text:span><text:span text:style-name="T1340"><text:s/>(</text:span><text:span text:style-name="T1341">char</text:span><text:span text:style-name="T1342"><text:s/>c =<text:s/></text:span><text:span text:style-name="T1343">'a'</text:span><text:span text:style-name="T1344">; c &lt;=<text:s/></text:span><text:span text:style-name="T1345">'i'</text:span><text:span text:style-name="T1346">; c++)</text:span></text:p>
      <text:p text:style-name="P1347"><text:s text:c="12"/>{</text:p>
      <text:p text:style-name="P1348"><text:span text:style-name="T1349"><text:s text:c="16"/>backupDir.Add(</text:span><text:span text:style-name="T1350">new</text:span><text:span text:style-name="T1351"><text:s/></text:span><text:span text:style-name="T1352">Component</text:span><text:span text:style-name="T1353">&lt;</text:span><text:span text:style-name="T1354">string</text:span><text:span text:style-name="T1355">&gt;(c +<text:s/></text:span><text:span text:style-name="T1356">".bck"</text:span><text:span text:style-name="T1357">));</text:span></text:p>
      <text:p text:style-name="P1358"><text:s text:c="12"/>}</text:p>
      <text:p text:style-name="P1359"><text:span text:style-name="T1360"><text:s text:c="12"/></text:span><text:span text:style-name="T1361">IComponent</text:span><text:span text:style-name="T1362">&lt;</text:span><text:span text:style-name="T1363">string</text:span><text:span text:style-name="T1364">&gt; rootDir =<text:s/></text:span><text:span text:style-name="T1365">new</text:span><text:span text:style-name="T1366"><text:s/></text:span><text:span text:style-name="T1367">Composite</text:span><text:span text:style-name="T1368">&lt;</text:span><text:span text:style-name="T1369">string</text:span><text:span text:style-name="T1370">&gt;(</text:span><text:span text:style-name="T1371">"/"</text:span><text:span text:style-name="T1372">);</text:span></text:p>
      <text:p text:style-name="P1373"><text:s text:c="12"/>rootDir.Add(logDir);</text:p>
      <text:p text:style-name="P1374"><text:s text:c="12"/>rootDir.Add(backupDir);</text:p>
      <text:p text:style-name="P1375"><text:span text:style-name="T1376"><text:s text:c="12"/>rootDir.Add(</text:span><text:span text:style-name="T1377">new</text:span><text:span text:style-name="T1378"><text:s/></text:span><text:span text:style-name="T1379">Component</text:span><text:span text:style-name="T1380">&lt;</text:span><text:span text:style-name="T1381">string</text:span><text:span text:style-name="T1382">&gt;(</text:span><text:span text:style-name="T1383">"readme.txt"</text:span><text:span text:style-name="T1384">));</text:span></text:p>
      <text:p text:style-name="P1385"/>
      <text:p text:style-name="P1386"><text:span text:style-name="T1387"><text:s text:c="12"/></text:span><text:span text:style-name="T1388">// Output structure</text:span></text:p>
      <text:p text:style-name="P1389"><text:span text:style-name="T1390"><text:s text:c="12"/></text:span><text:span text:style-name="T1391">Console</text:span><text:span text:style-name="T1392">.WriteLine(rootDir.Output());</text:span></text:p>
      <text:p text:style-name="P1393"/>
      <text:p text:style-name="P1394"><text:span text:style-name="T1395"><text:s text:c="12"/></text:span><text:span text:style-name="T1396">// Find an item in structure and output it</text:span></text:p>
      <text:p text:style-name="P1397"><text:span text:style-name="T1398"><text:s text:c="12"/></text:span><text:span text:style-name="T1399">Console</text:span><text:span text:style-name="T1400">.WriteLine(rootDir.Find(</text:span><text:span text:style-name="T1401">"5.log"</text:span><text:span text:style-name="T1402">).Output());</text:span></text:p>
      <text:p text:style-name="P1403"/>
      <text:p text:style-name="P1404"><text:span text:style-name="T1405"><text:s text:c="12"/></text:span><text:span text:style-name="T1406">Console</text:span><text:span text:style-name="T1407">.ReadLine();</text:span></text:p>
      <text:p text:style-name="P1408"><text:s text:c="8"/>}</text:p>
      <text:p text:style-name="P1409"><text:s text:c="4"/>}</text:p>
      <text:p text:style-name="P1410">}</text:p>
      <text:p text:style-name="P1411"/>
      <text:p text:style-name="P1412">Flyweight Pattern</text:p>
      <text:p text:style-name="P1413">Flyweight pattern promotes an efficient way to share common information present in small objects that occur in a system in large numbers.</text:p>
      <text:p text:style-name="P1414"/>
      <text:p text:style-name="P1415"><text:span text:style-name="T1416">namespace</text:span><text:span text:style-name="T1417"><text:s/>FlyweightPattern</text:span></text:p>
      <text:p text:style-name="P1418">{</text:p>
      <text:p text:style-name="P1419"><text:span text:style-name="T1420"><text:s text:c="4"/></text:span><text:span text:style-name="T1421">public</text:span><text:span text:style-name="T1422"><text:s/></text:span><text:span text:style-name="T1423">interface</text:span><text:span text:style-name="T1424"><text:s/></text:span><text:span text:style-name="T1425">IFlyweight</text:span></text:p>
      <text:p text:style-name="P1426"><text:s text:c="4"/>{</text:p>
      <text:p text:style-name="P1427"><text:span text:style-name="T1428"><text:s text:c="8"/></text:span><text:span text:style-name="T1429">void</text:span><text:span text:style-name="T1430"><text:s/>Load(</text:span><text:span text:style-name="T1431">string</text:span><text:span text:style-name="T1432"><text:s/>filename);</text:span></text:p>
      <text:p text:style-name="P1433"><text:span text:style-name="T1434"><text:s text:c="8"/></text:span><text:span text:style-name="T1435">void</text:span><text:span text:style-name="T1436"><text:s/>Display(</text:span><text:span text:style-name="T1437">PaintEventArgs</text:span><text:span text:style-name="T1438"><text:s/>e,<text:s/></text:span><text:span text:style-name="T1439">int</text:span><text:span text:style-name="T1440"><text:s/>row,<text:s/></text:span><text:span text:style-name="T1441">int</text:span><text:span text:style-name="T1442"><text:s/>col);</text:span></text:p>
      <text:p text:style-name="P1443"><text:s text:c="4"/>}</text:p>
      <text:p text:style-name="P1444"/>
      <text:p text:style-name="P1445"><text:span text:style-name="T1446"><text:s text:c="4"/></text:span><text:span text:style-name="T1447">public</text:span><text:span text:style-name="T1448"><text:s/></text:span><text:span text:style-name="T1449">struct</text:span><text:span text:style-name="T1450"><text:s/></text:span><text:span text:style-name="T1451">Flyweight</text:span><text:span text:style-name="T1452"><text:s/>:<text:s/></text:span><text:span text:style-name="T1453">IFlyweight</text:span></text:p>
      <text:p text:style-name="P1454"><text:s text:c="4"/>{</text:p>
      <text:p text:style-name="P1455"><text:span text:style-name="T1456"><text:s text:c="8"/></text:span><text:span text:style-name="T1457">Image</text:span><text:span text:style-name="T1458"><text:s/>pThumbnail;</text:span></text:p>
      <text:p text:style-name="P1459"/>
      <text:p text:style-name="P1460"><text:span text:style-name="T1461"><text:s text:c="8"/></text:span><text:span text:style-name="T1462">public</text:span><text:span text:style-name="T1463"><text:s/></text:span><text:span text:style-name="T1464">void</text:span><text:span text:style-name="T1465"><text:s/>Load(</text:span><text:span text:style-name="T1466">string</text:span><text:span text:style-name="T1467"><text:s/>filename)</text:span></text:p>
      <text:p text:style-name="P1468"><text:s text:c="8"/>{</text:p>
      <text:p text:style-name="P1469"><text:span text:style-name="T1470"><text:s text:c="12"/>pThumbnail =<text:s/></text:span><text:span text:style-name="T1471">new</text:span><text:span text:style-name="T1472"><text:s/></text:span><text:span text:style-name="T1473">Bitmap</text:span><text:span text:style-name="T1474">(</text:span><text:span text:style-name="T1475">"../../pictures/"</text:span><text:span text:style-name="T1476"><text:s/>+ filename +<text:s/></text:span><text:span text:style-name="T1477">".jpg"</text:span><text:span text:style-name="T1478">).</text:span></text:p>
      <text:p text:style-name="P1479"><text:span text:style-name="T1480"><text:s text:c="16"/>GetThumbnailImage(100, 76,<text:s/></text:span><text:span text:style-name="T1481">null</text:span><text:span text:style-name="T1482">,<text:s/></text:span><text:span text:style-name="T1483">new</text:span><text:span text:style-name="T1484"><text:s/></text:span><text:span text:style-name="T1485">IntPtr</text:span><text:span text:style-name="T1486">()); <text:s text:c="11"/></text:span></text:p>
      <text:p text:style-name="P1487"><text:s text:c="8"/>}</text:p>
      <text:p text:style-name="P1488"/>
      <text:p text:style-name="P1489"><text:span text:style-name="T1490"><text:s text:c="8"/></text:span><text:span text:style-name="T1491">public</text:span><text:span text:style-name="T1492"><text:s/></text:span><text:span text:style-name="T1493">void</text:span><text:span text:style-name="T1494"><text:s/>Display(</text:span><text:span text:style-name="T1495">PaintEventArgs</text:span><text:span text:style-name="T1496"><text:s/>e,<text:s/></text:span><text:span text:style-name="T1497">int</text:span><text:span text:style-name="T1498"><text:s/>row,<text:s/></text:span><text:span text:style-name="T1499">int</text:span><text:span text:style-name="T1500"><text:s/>col)</text:span></text:p>
      <text:p text:style-name="P1501"><text:s text:c="8"/>{</text:p>
      <text:p text:style-name="P1502"><text:s text:c="12"/>e.Graphics.DrawImage(pThumbnail, col * 105 + 5, row * 120 + 40,</text:p>
      <text:p text:style-name="P1503"><text:s text:c="16"/>pThumbnail.Width, pThumbnail.Height);</text:p>
      <text:p text:style-name="P1504"><text:s text:c="8"/>}</text:p>
      <text:p text:style-name="P1505"><text:s text:c="4"/>}</text:p>
      <text:p text:style-name="P1506"/>
      <text:p text:style-name="P1507"><text:span text:style-name="T1508"><text:s text:c="4"/></text:span><text:span text:style-name="T1509">public</text:span><text:span text:style-name="T1510"><text:s/></text:span><text:span text:style-name="T1511">class</text:span><text:span text:style-name="T1512"><text:s/></text:span><text:span text:style-name="T1513">FlyweightFactory</text:span></text:p>
      <text:p text:style-name="P1514"><text:s text:c="4"/>{</text:p>
      <text:p text:style-name="P1515"><text:span text:style-name="T1516"><text:s text:c="8"/></text:span><text:span text:style-name="T1517">Dictionary</text:span><text:span text:style-name="T1518">&lt;</text:span><text:span text:style-name="T1519">string</text:span><text:span text:style-name="T1520">,<text:s/></text:span><text:span text:style-name="T1521">IFlyweight</text:span><text:span text:style-name="T1522">&gt; flyweights =<text:s/></text:span><text:span text:style-name="T1523">new</text:span><text:span text:style-name="T1524"><text:s/></text:span><text:span text:style-name="T1525">Dictionary</text:span><text:span text:style-name="T1526">&lt;</text:span><text:span text:style-name="T1527">string</text:span><text:span text:style-name="T1528">,<text:s/></text:span><text:span text:style-name="T1529">IFlyweight</text:span><text:span text:style-name="T1530">&gt;();</text:span></text:p>
      <text:p text:style-name="P1531"/>
      <text:p text:style-name="P1532"><text:span text:style-name="T1533"><text:s text:c="8"/></text:span><text:span text:style-name="T1534">public</text:span><text:span text:style-name="T1535"><text:s/>FlyweightFactory()</text:span></text:p>
      <text:p text:style-name="P1536"><text:s text:c="8"/>{</text:p>
      <text:p text:style-name="P1537"><text:s text:c="12"/>flyweights.Clear();</text:p>
      <text:p text:style-name="P1538"><text:s text:c="8"/>}</text:p>
      <text:p text:style-name="P1539"/>
      <text:p text:style-name="P1540"><text:span text:style-name="T1541"><text:s text:c="8"/></text:span><text:span text:style-name="T1542">public</text:span><text:span text:style-name="T1543"><text:s/></text:span><text:span text:style-name="T1544">IFlyweight</text:span><text:span text:style-name="T1545"><text:s/></text:span><text:span text:style-name="T1546">this</text:span><text:span text:style-name="T1547">[</text:span><text:span text:style-name="T1548">string</text:span><text:span text:style-name="T1549"><text:s/>index]</text:span></text:p>
      <text:p text:style-name="P1550"><text:s text:c="8"/>{</text:p>
      <text:p text:style-name="P1551"><text:span text:style-name="T1552"><text:s text:c="12"/></text:span><text:span text:style-name="T1553">get</text:span></text:p>
      <text:p text:style-name="P1554"><text:s text:c="12"/>{</text:p>
      <text:p text:style-name="P1555"><text:span text:style-name="T1556"><text:s text:c="16"/></text:span><text:span text:style-name="T1557">if</text:span><text:span text:style-name="T1558"><text:s/>(!flyweights.ContainsKey(index))</text:span></text:p>
      <text:p text:style-name="P1559"><text:s text:c="16"/>{</text:p>
      <text:p text:style-name="P1560"><text:span text:style-name="T1561"><text:s text:c="20"/>flyweights[index] =<text:s/></text:span><text:span text:style-name="T1562">new</text:span><text:span text:style-name="T1563"><text:s/></text:span><text:span text:style-name="T1564">Flyweight</text:span><text:span text:style-name="T1565">();</text:span></text:p>
      <text:p text:style-name="P1566"><text:s text:c="16"/>}</text:p>
      <text:p text:style-name="P1567"><text:span text:style-name="T1568"><text:s text:c="16"/></text:span><text:span text:style-name="T1569">return</text:span><text:span text:style-name="T1570"><text:s/>flyweights[index];</text:span></text:p>
      <text:p text:style-name="P1571"><text:s text:c="12"/>}</text:p>
      <text:p text:style-name="P1572"><text:s text:c="8"/>}</text:p>
      <text:p text:style-name="P1573"><text:s text:c="4"/>}</text:p>
      <text:p text:style-name="P1574"/>
      <text:p text:style-name="P1575"><text:span text:style-name="T1576"><text:s text:c="4"/></text:span><text:span text:style-name="T1577">class</text:span><text:span text:style-name="T1578"><text:s/></text:span><text:span text:style-name="T1579">Program</text:span></text:p>
      <text:p text:style-name="P1580"><text:s text:c="4"/>{</text:p>
      <text:p text:style-name="P1581"><text:span text:style-name="T1582"><text:s text:c="8"/></text:span><text:span text:style-name="T1583">static</text:span><text:span text:style-name="T1584"><text:s/></text:span><text:span text:style-name="T1585">FlyweightFactory</text:span><text:span text:style-name="T1586"><text:s/>album =<text:s/></text:span><text:span text:style-name="T1587">new</text:span><text:span text:style-name="T1588"><text:s/></text:span><text:span text:style-name="T1589">FlyweightFactory</text:span><text:span text:style-name="T1590">();</text:span></text:p>
      <text:p text:style-name="P1591"><text:span text:style-name="T1592"><text:s text:c="8"/></text:span><text:span text:style-name="T1593">static</text:span><text:span text:style-name="T1594"><text:s/></text:span><text:span text:style-name="T1595">Dictionary</text:span><text:span text:style-name="T1596">&lt;</text:span><text:span text:style-name="T1597">string</text:span><text:span text:style-name="T1598">,<text:s/></text:span><text:span text:style-name="T1599">List</text:span><text:span text:style-name="T1600">&lt;</text:span><text:span text:style-name="T1601">string</text:span><text:span text:style-name="T1602">&gt;&gt; groups =<text:s/></text:span><text:span text:style-name="T1603">new</text:span><text:span text:style-name="T1604"><text:s/></text:span><text:span text:style-name="T1605">Dictionary</text:span><text:span text:style-name="T1606">&lt;</text:span><text:span text:style-name="T1607">string</text:span><text:span text:style-name="T1608">,<text:s/></text:span><text:span text:style-name="T1609">List</text:span><text:span text:style-name="T1610">&lt;</text:span><text:span text:style-name="T1611">string</text:span><text:span text:style-name="T1612">&gt;&gt;();</text:span></text:p>
      <text:p text:style-name="P1613"/>
      <text:p text:style-name="P1614"><text:span text:style-name="T1615"><text:s text:c="8"/></text:span><text:span text:style-name="T1616">public</text:span><text:span text:style-name="T1617"><text:s/></text:span><text:span text:style-name="T1618">void</text:span><text:span text:style-name="T1619"><text:s/>LoadGroups()</text:span></text:p>
      <text:p text:style-name="P1620"><text:s text:c="8"/>{</text:p>
      <text:p text:style-name="P1621"><text:span text:style-name="T1622"><text:s text:c="12"/></text:span><text:span text:style-name="T1623">var</text:span><text:span text:style-name="T1624"><text:s/>myGroups =<text:s/></text:span><text:span text:style-name="T1625">new</text:span><text:span text:style-name="T1626">[]</text:span></text:p>
      <text:soft-page-break/>
      <text:p text:style-name="P1627"><text:s text:c="12"/>{</text:p>
      <text:p text:style-name="P1628"><text:span text:style-name="T1629"><text:s text:c="16"/></text:span><text:span text:style-name="T1630">new</text:span></text:p>
      <text:p text:style-name="P1631"><text:s text:c="16"/>{</text:p>
      <text:p text:style-name="P1632"><text:span text:style-name="T1633"><text:s text:c="20"/>Name =<text:s/></text:span><text:span text:style-name="T1634">"Animals"</text:span><text:span text:style-name="T1635">, Members =<text:s/></text:span><text:span text:style-name="T1636">new</text:span><text:span text:style-name="T1637"><text:s/>[] {<text:s/></text:span><text:span text:style-name="T1638">"Jellyfish"</text:span><text:span text:style-name="T1639">,<text:s/></text:span><text:span text:style-name="T1640">"Koala"</text:span><text:span text:style-name="T1641">,<text:s/></text:span><text:span text:style-name="T1642">"Penguins"</text:span><text:span text:style-name="T1643"><text:s/>}</text:span></text:p>
      <text:p text:style-name="P1644"><text:s text:c="16"/>},</text:p>
      <text:p text:style-name="P1645"><text:span text:style-name="T1646"><text:s text:c="16"/></text:span><text:span text:style-name="T1647">new</text:span></text:p>
      <text:p text:style-name="P1648"><text:s text:c="16"/>{</text:p>
      <text:p text:style-name="P1649"><text:span text:style-name="T1650"><text:s text:c="20"/>Name =<text:s/></text:span><text:span text:style-name="T1651">"Favorite"</text:span><text:span text:style-name="T1652">, Members =<text:s/></text:span><text:span text:style-name="T1653">new</text:span><text:span text:style-name="T1654"><text:s/>[] {<text:s/></text:span><text:span text:style-name="T1655">"Koala"</text:span><text:span text:style-name="T1656">,<text:s/></text:span><text:span text:style-name="T1657">"Penguins"</text:span><text:span text:style-name="T1658">,<text:s/></text:span><text:span text:style-name="T1659">"Tulips"</text:span><text:span text:style-name="T1660">,<text:s/></text:span><text:span text:style-name="T1661">"Lighthouse"</text:span><text:span text:style-name="T1662"><text:s/>}</text:span></text:p>
      <text:p text:style-name="P1663"><text:s text:c="16"/>}</text:p>
      <text:p text:style-name="P1664"><text:s text:c="12"/>};</text:p>
      <text:p text:style-name="P1665"/>
      <text:p text:style-name="P1666"><text:span text:style-name="T1667"><text:s text:c="12"/></text:span><text:span text:style-name="T1668">foreach</text:span><text:span text:style-name="T1669"><text:s/>(</text:span><text:span text:style-name="T1670">var</text:span><text:span text:style-name="T1671"><text:s/>g<text:s/></text:span><text:span text:style-name="T1672">in</text:span><text:span text:style-name="T1673"><text:s/>myGroups)</text:span></text:p>
      <text:p text:style-name="P1674"><text:s text:c="12"/>{</text:p>
      <text:p text:style-name="P1675"><text:span text:style-name="T1676"><text:s text:c="16"/>groups.Add(g.Name,<text:s/></text:span><text:span text:style-name="T1677">new</text:span><text:span text:style-name="T1678"><text:s/></text:span><text:span text:style-name="T1679">List</text:span><text:span text:style-name="T1680">&lt;</text:span><text:span text:style-name="T1681">string</text:span><text:span text:style-name="T1682">&gt;());</text:span></text:p>
      <text:p text:style-name="P1683"><text:span text:style-name="T1684"><text:s text:c="16"/></text:span><text:span text:style-name="T1685">foreach</text:span><text:span text:style-name="T1686"><text:s/>(</text:span><text:span text:style-name="T1687">string</text:span><text:span text:style-name="T1688"><text:s/>filename<text:s/></text:span><text:span text:style-name="T1689">in</text:span><text:span text:style-name="T1690"><text:s/>g.Members)</text:span></text:p>
      <text:p text:style-name="P1691"><text:s text:c="16"/>{</text:p>
      <text:p text:style-name="P1692"><text:s text:c="20"/>groups[g.Name].Add(filename);</text:p>
      <text:p text:style-name="P1693"><text:s text:c="20"/>album[filename].Load(filename);</text:p>
      <text:p text:style-name="P1694"><text:s text:c="16"/>}</text:p>
      <text:p text:style-name="P1695"><text:s text:c="12"/>}</text:p>
      <text:p text:style-name="P1696"><text:s text:c="8"/>}</text:p>
      <text:p text:style-name="P1697"/>
      <text:p text:style-name="P1698"><text:span text:style-name="T1699"><text:s text:c="8"/></text:span><text:span text:style-name="T1700">public</text:span><text:span text:style-name="T1701"><text:s/></text:span><text:span text:style-name="T1702">void</text:span><text:span text:style-name="T1703"><text:s/>DisplayGroups(</text:span><text:span text:style-name="T1704">Object</text:span><text:span text:style-name="T1705"><text:s/>source,<text:s/></text:span><text:span text:style-name="T1706">PaintEventArgs</text:span><text:span text:style-name="T1707"><text:s/>e)</text:span></text:p>
      <text:p text:style-name="P1708"><text:s text:c="8"/>{</text:p>
      <text:p text:style-name="P1709"><text:span text:style-name="T1710"><text:s text:c="12"/></text:span><text:span text:style-name="T1711">int</text:span><text:span text:style-name="T1712"><text:s/>row = 0;</text:span></text:p>
      <text:p text:style-name="P1713"><text:span text:style-name="T1714"><text:s text:c="12"/></text:span><text:span text:style-name="T1715">foreach</text:span><text:span text:style-name="T1716"><text:s/>(</text:span><text:span text:style-name="T1717">string</text:span><text:span text:style-name="T1718"><text:s/>groupName<text:s/></text:span><text:span text:style-name="T1719">in</text:span><text:span text:style-name="T1720"><text:s/>groups.Keys)</text:span></text:p>
      <text:p text:style-name="P1721"><text:s text:c="12"/>{</text:p>
      <text:p text:style-name="P1722"><text:span text:style-name="T1723"><text:s text:c="16"/></text:span><text:span text:style-name="T1724">int</text:span><text:span text:style-name="T1725"><text:s/>col = 0;</text:span></text:p>
      <text:p text:style-name="P1726"><text:span text:style-name="T1727"><text:s text:c="16"/>e.Graphics.DrawString(groupName,<text:s/></text:span><text:span text:style-name="T1728">new</text:span><text:span text:style-name="T1729"><text:s/></text:span><text:span text:style-name="T1730">Font</text:span><text:span text:style-name="T1731">(</text:span><text:span text:style-name="T1732">"Arial"</text:span><text:span text:style-name="T1733">, 12),</text:span></text:p>
      <text:p text:style-name="P1734"><text:span text:style-name="T1735"><text:s text:c="20"/></text:span><text:span text:style-name="T1736">new</text:span><text:span text:style-name="T1737"><text:s/></text:span><text:span text:style-name="T1738">SolidBrush</text:span><text:span text:style-name="T1739">(</text:span><text:span text:style-name="T1740">Color</text:span><text:span text:style-name="T1741">.Black),<text:s/></text:span><text:span text:style-name="T1742">new</text:span><text:span text:style-name="T1743"><text:s/></text:span><text:span text:style-name="T1744">Point</text:span><text:span text:style-name="T1745">(0, row * 120 + 10)</text:span></text:p>
      <text:p text:style-name="P1746"><text:s text:c="16"/>);</text:p>
      <text:p text:style-name="P1747"><text:span text:style-name="T1748"><text:s text:c="16"/></text:span><text:span text:style-name="T1749">foreach</text:span><text:span text:style-name="T1750"><text:s/>(</text:span><text:span text:style-name="T1751">string</text:span><text:span text:style-name="T1752"><text:s/>filename<text:s/></text:span><text:span text:style-name="T1753">in</text:span><text:span text:style-name="T1754"><text:s/>groups[groupName])</text:span></text:p>
      <text:p text:style-name="P1755"><text:s text:c="16"/>{</text:p>
      <text:p text:style-name="P1756"><text:s text:c="20"/>album[filename].Display(e, row, col);</text:p>
      <text:p text:style-name="P1757"><text:s text:c="20"/>col++;</text:p>
      <text:p text:style-name="P1758"><text:s text:c="16"/>}</text:p>
      <text:p text:style-name="P1759"><text:s text:c="16"/>row++;</text:p>
      <text:p text:style-name="P1760"><text:s text:c="12"/>}</text:p>
      <text:p text:style-name="P1761"><text:s text:c="8"/>}</text:p>
      <text:p text:style-name="P1762"/>
      <text:p text:style-name="P1763"><text:span text:style-name="T1764"><text:s text:c="8"/></text:span><text:span text:style-name="T1765">public</text:span><text:span text:style-name="T1766"><text:s/></text:span><text:span text:style-name="T1767">class</text:span><text:span text:style-name="T1768"><text:s/></text:span><text:span text:style-name="T1769">Window</text:span><text:span text:style-name="T1770"><text:s/>:<text:s/></text:span><text:span text:style-name="T1771">Form</text:span></text:p>
      <text:p text:style-name="P1772"><text:s text:c="8"/>{</text:p>
      <text:p text:style-name="P1773"><text:span text:style-name="T1774"><text:s text:c="12"/></text:span><text:span text:style-name="T1775">public</text:span><text:span text:style-name="T1776"><text:s/>Window()</text:span></text:p>
      <text:p text:style-name="P1777"><text:s text:c="12"/>{</text:p>
      <text:p text:style-name="P1778"><text:span text:style-name="T1779"><text:s text:c="16"/></text:span><text:span text:style-name="T1780">this</text:span><text:span text:style-name="T1781">.Height = 550;</text:span></text:p>
      <text:p text:style-name="P1782"><text:span text:style-name="T1783"><text:s text:c="16"/></text:span><text:span text:style-name="T1784">this</text:span><text:span text:style-name="T1785">.Width = 600;</text:span></text:p>
      <text:p text:style-name="P1786"><text:span text:style-name="T1787"><text:s text:c="16"/></text:span><text:span text:style-name="T1788">this</text:span><text:span text:style-name="T1789">.Text =<text:s/></text:span><text:span text:style-name="T1790">"Picture Groups"</text:span><text:span text:style-name="T1791">;</text:span></text:p>
      <text:p text:style-name="P1792"><text:span text:style-name="T1793"><text:s text:c="16"/></text:span><text:span text:style-name="T1794">Program</text:span><text:span text:style-name="T1795"><text:s/>program =<text:s/></text:span><text:span text:style-name="T1796">new</text:span><text:span text:style-name="T1797"><text:s/></text:span><text:span text:style-name="T1798">Program</text:span><text:span text:style-name="T1799">();</text:span></text:p>
      <text:p text:style-name="P1800"><text:s text:c="16"/>program.LoadGroups();</text:p>
      <text:p text:style-name="P1801"><text:span text:style-name="T1802"><text:s text:c="16"/></text:span><text:span text:style-name="T1803">this</text:span><text:span text:style-name="T1804">.Paint +=<text:s/></text:span><text:span text:style-name="T1805">new</text:span><text:span text:style-name="T1806"><text:s/></text:span><text:span text:style-name="T1807">PaintEventHandler</text:span><text:span text:style-name="T1808">(program.DisplayGroups);</text:span></text:p>
      <text:p text:style-name="P1809"><text:s text:c="12"/>}</text:p>
      <text:p text:style-name="P1810"><text:s text:c="8"/>}</text:p>
      <text:p text:style-name="P1811"/>
      <text:p text:style-name="P1812"><text:span text:style-name="T1813"><text:s text:c="8"/></text:span><text:span text:style-name="T1814">static</text:span><text:span text:style-name="T1815"><text:s/></text:span><text:span text:style-name="T1816">void</text:span><text:span text:style-name="T1817"><text:s/>Main(</text:span><text:span text:style-name="T1818">string</text:span><text:span text:style-name="T1819">[] args)</text:span></text:p>
      <text:p text:style-name="P1820"><text:s text:c="8"/>{</text:p>
      <text:p text:style-name="P1821"><text:span text:style-name="T1822"><text:s text:c="12"/></text:span><text:span text:style-name="T1823">Application</text:span><text:span text:style-name="T1824">.Run(</text:span><text:span text:style-name="T1825">new</text:span><text:span text:style-name="T1826"><text:s/></text:span><text:span text:style-name="T1827">Window</text:span><text:span text:style-name="T1828">());</text:span></text:p>
      <text:p text:style-name="P1829"><text:s text:c="8"/>}</text:p>
      <text:p text:style-name="P1830"><text:s text:c="4"/>}</text:p>
      <text:p text:style-name="P1831"/>
      <text:p text:style-name="P1832">}</text:p>
      <text:p text:style-name="P1833"/>
      <text:soft-page-break/>
      <text:p text:style-name="P1834">Adapter Pattern</text:p>
      <text:p text:style-name="P1835"><text:span text:style-name="T1836">Adapter Pattern is useful wherever there is code to be wrapped up and redirected to a different impl</text:span><text:span text:style-name="T1837">e</text:span><text:span text:style-name="T1838">mentation. Adapter can put in varying amounts of work to adapt base implementation to new interface. The simplest adaption is just to reroute a method call to one of a different name</text:span></text:p>
      <text:p text:style-name="P1839"/>
      <text:p text:style-name="P1840"><text:span text:style-name="T1841">namespace</text:span><text:span text:style-name="T1842"><text:s/>AdapterPattern</text:span></text:p>
      <text:p text:style-name="P1843">{</text:p>
      <text:p text:style-name="P1844"><text:span text:style-name="T1845"><text:s text:c="4"/></text:span><text:span text:style-name="T1846">// Existing way of implementation</text:span></text:p>
      <text:p text:style-name="P1847"><text:span text:style-name="T1848"><text:s text:c="4"/></text:span><text:span text:style-name="T1849">public</text:span><text:span text:style-name="T1850"><text:s/></text:span><text:span text:style-name="T1851">class</text:span><text:span text:style-name="T1852"><text:s/></text:span><text:span text:style-name="T1853">Adaptee</text:span></text:p>
      <text:p text:style-name="P1854"><text:s text:c="4"/>{</text:p>
      <text:p text:style-name="P1855"><text:span text:style-name="T1856"><text:s text:c="8"/></text:span><text:span text:style-name="T1857">public</text:span><text:span text:style-name="T1858"><text:s/></text:span><text:span text:style-name="T1859">double</text:span><text:span text:style-name="T1860"><text:s/>Divide(</text:span><text:span text:style-name="T1861">double</text:span><text:span text:style-name="T1862"><text:s/>a,<text:s/></text:span><text:span text:style-name="T1863">double</text:span><text:span text:style-name="T1864"><text:s/>b)</text:span></text:p>
      <text:p text:style-name="P1865"><text:s text:c="8"/>{</text:p>
      <text:p text:style-name="P1866"><text:span text:style-name="T1867"><text:s text:c="12"/></text:span><text:span text:style-name="T1868">return</text:span><text:span text:style-name="T1869"><text:s/>a / b;</text:span></text:p>
      <text:p text:style-name="P1870"><text:s text:c="8"/>}</text:p>
      <text:p text:style-name="P1871"><text:s text:c="4"/>}</text:p>
      <text:p text:style-name="P1872"/>
      <text:p text:style-name="P1873"><text:span text:style-name="T1874"><text:s text:c="4"/></text:span><text:span text:style-name="T1875">// Required standard</text:span></text:p>
      <text:p text:style-name="P1876"><text:span text:style-name="T1877"><text:s text:c="4"/></text:span><text:span text:style-name="T1878">public</text:span><text:span text:style-name="T1879"><text:s/></text:span><text:span text:style-name="T1880">interface</text:span><text:span text:style-name="T1881"><text:s/></text:span><text:span text:style-name="T1882">ITarget</text:span></text:p>
      <text:p text:style-name="P1883"><text:s text:c="4"/>{</text:p>
      <text:p text:style-name="P1884"><text:span text:style-name="T1885"><text:s text:c="8"/></text:span><text:span text:style-name="T1886">string</text:span><text:span text:style-name="T1887"><text:s/>DivideRound(</text:span><text:span text:style-name="T1888">int</text:span><text:span text:style-name="T1889"><text:s/>a,<text:s/></text:span><text:span text:style-name="T1890">int</text:span><text:span text:style-name="T1891"><text:s/>b);</text:span></text:p>
      <text:p text:style-name="P1892"><text:s text:c="4"/>}</text:p>
      <text:p text:style-name="P1893"/>
      <text:p text:style-name="P1894"><text:span text:style-name="T1895"><text:s text:c="4"/></text:span><text:span text:style-name="T1896">// Implementing new standard via existed implementation</text:span></text:p>
      <text:p text:style-name="P1897"><text:span text:style-name="T1898"><text:s text:c="4"/></text:span><text:span text:style-name="T1899">public</text:span><text:span text:style-name="T1900"><text:s/></text:span><text:span text:style-name="T1901">class</text:span><text:span text:style-name="T1902"><text:s/></text:span><text:span text:style-name="T1903">Adapter</text:span><text:span text:style-name="T1904"><text:s/>:<text:s/></text:span><text:span text:style-name="T1905">Adaptee</text:span><text:span text:style-name="T1906">,<text:s/></text:span><text:span text:style-name="T1907">ITarget</text:span></text:p>
      <text:p text:style-name="P1908"><text:s text:c="4"/>{</text:p>
      <text:p text:style-name="P1909"><text:span text:style-name="T1910"><text:s text:c="8"/></text:span><text:span text:style-name="T1911">public</text:span><text:span text:style-name="T1912"><text:s/></text:span><text:span text:style-name="T1913">string</text:span><text:span text:style-name="T1914"><text:s/>DivideRound(</text:span><text:span text:style-name="T1915">int</text:span><text:span text:style-name="T1916"><text:s/>a,<text:s/></text:span><text:span text:style-name="T1917">int</text:span><text:span text:style-name="T1918"><text:s/>b)</text:span></text:p>
      <text:p text:style-name="P1919"><text:s text:c="8"/>{</text:p>
      <text:p text:style-name="P1920"><text:span text:style-name="T1921"><text:s text:c="12"/></text:span><text:span text:style-name="T1922">return</text:span><text:span text:style-name="T1923"><text:s/></text:span><text:span text:style-name="T1924">"Round "</text:span><text:span text:style-name="T1925"><text:s/>+ (</text:span><text:span text:style-name="T1926">int</text:span><text:span text:style-name="T1927">)System.</text:span><text:span text:style-name="T1928">Math</text:span><text:span text:style-name="T1929">.Round(Divide(a, b));</text:span></text:p>
      <text:p text:style-name="P1930"><text:s text:c="8"/>}</text:p>
      <text:p text:style-name="P1931"><text:s text:c="4"/>}</text:p>
      <text:p text:style-name="P1932"/>
      <text:p text:style-name="P1933"><text:span text:style-name="T1934"><text:s text:c="4"/></text:span><text:span text:style-name="T1935">class</text:span><text:span text:style-name="T1936"><text:s/></text:span><text:span text:style-name="T1937">Program</text:span></text:p>
      <text:p text:style-name="P1938"><text:s text:c="4"/>{</text:p>
      <text:p text:style-name="P1939"><text:span text:style-name="T1940"><text:s text:c="8"/></text:span><text:span text:style-name="T1941">static</text:span><text:span text:style-name="T1942"><text:s/></text:span><text:span text:style-name="T1943">void</text:span><text:span text:style-name="T1944"><text:s/>Main(</text:span><text:span text:style-name="T1945">string</text:span><text:span text:style-name="T1946">[] args)</text:span></text:p>
      <text:p text:style-name="P1947"><text:s text:c="8"/>{</text:p>
      <text:p text:style-name="P1948"><text:span text:style-name="T1949"><text:s text:c="12"/></text:span><text:span text:style-name="T1950">Console</text:span><text:span text:style-name="T1951">.Write(</text:span><text:span text:style-name="T1952">"Before the new standard, precise value: "</text:span><text:span text:style-name="T1953">);</text:span></text:p>
      <text:p text:style-name="P1954"><text:span text:style-name="T1955"><text:s text:c="12"/></text:span><text:span text:style-name="T1956">Adaptee</text:span><text:span text:style-name="T1957"><text:s/>first =<text:s/></text:span><text:span text:style-name="T1958">new</text:span><text:span text:style-name="T1959"><text:s/></text:span><text:span text:style-name="T1960">Adaptee</text:span><text:span text:style-name="T1961">();</text:span></text:p>
      <text:p text:style-name="P1962"><text:span text:style-name="T1963"><text:s text:c="12"/></text:span><text:span text:style-name="T1964">Console</text:span><text:span text:style-name="T1965">.WriteLine(first.Divide(5, 3));</text:span></text:p>
      <text:p text:style-name="P1966"/>
      <text:p text:style-name="P1967"><text:span text:style-name="T1968"><text:s text:c="12"/></text:span><text:span text:style-name="T1969">Console</text:span><text:span text:style-name="T1970">.Write(</text:span><text:span text:style-name="T1971">"Moving to the new standard: "</text:span><text:span text:style-name="T1972">);</text:span></text:p>
      <text:p text:style-name="P1973"><text:span text:style-name="T1974"><text:s text:c="12"/></text:span><text:span text:style-name="T1975">ITarget</text:span><text:span text:style-name="T1976"><text:s/>second =<text:s/></text:span><text:span text:style-name="T1977">new</text:span><text:span text:style-name="T1978"><text:s/></text:span><text:span text:style-name="T1979">Adapter</text:span><text:span text:style-name="T1980">();</text:span></text:p>
      <text:p text:style-name="P1981"><text:span text:style-name="T1982"><text:s text:c="12"/></text:span><text:span text:style-name="T1983">Console</text:span><text:span text:style-name="T1984">.WriteLine(second.DivideRound(5, 3));</text:span></text:p>
      <text:p text:style-name="P1985"/>
      <text:p text:style-name="P1986"><text:span text:style-name="T1987"><text:s text:c="12"/></text:span><text:span text:style-name="T1988">Console</text:span><text:span text:style-name="T1989">.ReadLine();</text:span></text:p>
      <text:p text:style-name="P1990"/>
      <text:p text:style-name="P1991"><text:s text:c="8"/>}</text:p>
      <text:p text:style-name="P1992"><text:s text:c="4"/>}</text:p>
      <text:p text:style-name="P1993"/>
      <text:p text:style-name="P1994">}</text:p>
      <text:p text:style-name="P19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b</meta:initial-creator>
    <dc:creator>rb</dc:creator>
    <meta:creation-date>2016-05-16T12:42:00Z</meta:creation-date>
    <dc:date>2016-05-31T09:44:00Z</dc:date>
    <meta:template xlink:href="Normal.dotm" xlink:type="simple"/>
    <meta:editing-cycles>33</meta:editing-cycles>
    <meta:editing-duration>PT10320S</meta:editing-duration>
    <meta:document-statistic meta:page-count="11" meta:paragraph-count="32" meta:word-count="2421" meta:character-count="16189" meta:row-count="115" meta:non-whitespace-character-count="13800"/>
  </office:meta>
</office:document-meta>
</file>